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keep-with-next="always" fo:keep-together="always" fo:break-before="page" fo:text-align="center" fo:margin-top="0.0555in"/>
    </style:style>
    <style:style style:name="T2"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3" style:parent-style-name="Основнойшрифтабзаца" style:family="text">
      <style:text-properties style:font-name="Times New Roman" style:font-name-complex="Times New Roman" fo:font-size="14pt" style:font-size-asian="14pt" style:font-size-complex="14pt"/>
    </style:style>
    <style:style style:name="T4"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P5"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en" fo:country="US"/>
    </style:style>
    <style:style style:name="P6"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en" fo:country="US"/>
    </style:style>
    <style:style style:name="P7" style:parent-style-name="Standard" style:family="paragraph">
      <style:paragraph-properties fo:keep-with-next="always" fo:keep-together="always" fo:text-align="center" fo:margin-top="0.0555in"/>
      <style:text-properties style:font-name="Times New Roman" style:font-name-complex="Times New Roman" fo:text-transform="uppercase" fo:font-size="14pt" style:font-size-asian="14pt" style:font-size-complex="14pt"/>
    </style:style>
    <style:style style:name="P8" style:parent-style-name="Standard" style:family="paragraph">
      <style:paragraph-properties fo:margin-bottom="0.1111in" style:line-height-at-least="0.2166in"/>
    </style:style>
    <style:style style:name="T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10" style:parent-style-name="Standard" style:family="paragraph">
      <style:paragraph-properties fo:margin-bottom="0.1111in" style:line-height-at-least="0.2166in"/>
    </style:style>
    <style:style style:name="T1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12"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ru" fo:country="RU"/>
    </style:style>
    <style:style style:name="P13" style:parent-style-name="Standard" style:family="paragraph">
      <style:paragraph-properties fo:keep-with-next="always" fo:keep-together="always" fo:text-align="center" fo:margin-top="0.0555in"/>
    </style:style>
    <style:style style:name="T14"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15" style:parent-style-name="Основнойшрифтабзаца" style:family="text">
      <style:text-properties style:font-name="Times New Roman" style:font-name-complex="Times New Roman" fo:text-transform="uppercase" fo:font-size="14pt" style:font-size-asian="14pt" style:font-size-complex="14pt" fo:language="ru" fo:country="RU"/>
    </style:style>
    <style:style style:name="T16"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17" style:parent-style-name="Основнойшрифтабзаца" style:family="text">
      <style:text-properties style:font-name="Times New Roman" style:font-name-complex="Times New Roman" fo:text-transform="uppercase" fo:font-size="14pt" style:font-size-asian="14pt" style:font-size-complex="14pt" fo:language="ru" fo:country="RU"/>
    </style:style>
    <style:style style:name="P18" style:parent-style-name="Standard" style:family="paragraph">
      <style:paragraph-properties fo:margin-bottom="0.1111in" style:line-height-at-least="0.2166in"/>
    </style:style>
    <style:style style:name="T1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20" style:parent-style-name="Standard" style:family="paragraph">
      <style:paragraph-properties fo:margin-bottom="0.1111in" style:line-height-at-least="0.2166in"/>
    </style:style>
    <style:style style:name="T2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22" style:parent-style-name="Standard" style:family="paragraph">
      <style:paragraph-properties fo:keep-with-next="always" fo:keep-together="always" fo:text-align="center" fo:margin-top="0.0555in"/>
    </style:style>
    <style:style style:name="T23"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24" style:parent-style-name="Основнойшрифтабзаца" style:family="text">
      <style:text-properties style:font-name="Times New Roman" style:font-name-complex="Times New Roman" fo:text-transform="uppercase" fo:color="#0070C0" fo:font-size="14pt" style:font-size-asian="14pt" style:font-size-complex="14pt"/>
    </style:style>
    <style:style style:name="T25" style:parent-style-name="Основнойшрифтабзаца" style:family="text">
      <style:text-properties style:font-name="Times New Roman" style:font-name-complex="Times New Roman" fo:text-transform="uppercase" fo:color="#0070C0" fo:font-size="14pt" style:font-size-asian="14pt" style:font-size-complex="14pt" fo:language="en" fo:country="US"/>
    </style:style>
    <style:style style:name="P26" style:parent-style-name="Standard" style:family="paragraph">
      <style:paragraph-properties fo:margin-bottom="0.1111in" style:line-height-at-least="0.2166in"/>
    </style:style>
    <style:style style:name="T27" style:parent-style-name="Основнойшрифтабзаца" style:family="text">
      <style:text-properties style:font-name="Times New Roman" style:font-name-complex="Times New Roman" fo:color="#0070C0" fo:font-size="14pt" style:font-size-asian="14pt" style:font-size-complex="14pt" fo:language="en" fo:country="US"/>
    </style:style>
    <style:style style:name="P28" style:parent-style-name="Standard" style:family="paragraph">
      <style:paragraph-properties fo:keep-with-next="always" fo:keep-together="always" fo:text-align="center" fo:margin-top="0.0833in"/>
      <style:text-properties style:font-name="Times New Roman" style:font-name-complex="Times New Roman" style:use-window-font-color="true" fo:font-size="14pt" style:font-size-asian="14pt" style:font-size-complex="14pt"/>
    </style:style>
    <style:style style:name="P29" style:parent-style-name="Standard" style:family="paragraph">
      <style:paragraph-properties fo:keep-with-next="always" fo:keep-together="always" fo:text-align="center" fo:margin-top="0.0833in"/>
    </style:style>
    <style:style style:name="T30" style:parent-style-name="Основнойшрифтабзаца" style:family="text">
      <style:text-properties style:font-name="Times New Roman" style:font-name-complex="Times New Roman" fo:color="#4F81BD" fo:letter-spacing="-0.0006in" fo:font-size="14pt" style:font-size-asian="14pt"/>
    </style:style>
    <style:style style:name="P31" style:parent-style-name="Standard" style:family="paragraph">
      <style:paragraph-properties fo:text-align="center" fo:margin-bottom="0.1111in" style:line-height-at-least="0.2166in"/>
    </style:style>
    <style:style style:name="T32"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33" style:parent-style-name="Основнойшрифтабзаца" style:family="text">
      <style:text-properties style:font-name="Times New Roman" style:font-name-complex="Times New Roman" fo:color="#0070C0" fo:font-size="14pt" style:font-size-asian="14pt" style:font-size-complex="14pt" fo:language="ru" fo:country="RU"/>
    </style:style>
    <style:style style:name="P34" style:parent-style-name="Standard" style:family="paragraph">
      <style:paragraph-properties fo:margin-bottom="0.1111in" style:line-height-at-least="0.2166in"/>
      <style:text-properties style:font-name="Times New Roman" style:font-name-complex="Times New Roman" style:use-window-font-color="true" fo:font-size="14pt" style:font-size-asian="14pt" style:font-size-complex="14pt" fo:language="ru" fo:country="RU"/>
    </style:style>
    <style:style style:name="P35" style:parent-style-name="Standard" style:family="paragraph">
      <style:paragraph-properties fo:margin-bottom="0.1111in" style:line-height-at-least="0.2166in"/>
    </style:style>
    <style:style style:name="T36" style:parent-style-name="Основнойшрифтабзаца" style:family="text">
      <style:text-properties style:font-name="Times New Roman" style:font-name-complex="Times New Roman" style:use-window-font-color="true" fo:font-size="14pt" style:font-size-asian="14pt" style:font-size-complex="14pt" fo:language="en" fo:country="US"/>
    </style:style>
    <style:style style:name="P37" style:parent-style-name="Standard" style:family="paragraph">
      <style:paragraph-properties fo:margin-bottom="0.1111in" fo:margin-left="4.1347in">
        <style:tab-stops/>
      </style:paragraph-properties>
    </style:style>
    <style:style style:name="T38" style:parent-style-name="Основнойшрифтабзаца" style:family="text">
      <style:text-properties style:font-name="Times New Roman" style:font-name-complex="Times New Roman" fo:font-weight="bold" style:font-weight-asian="bold" style:use-window-font-color="true" fo:font-size="14pt" style:font-size-asian="14pt" style:font-size-complex="14pt"/>
    </style:style>
    <style:style style:name="T39"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0" style:parent-style-name="Основнойшрифтабзаца" style:family="text">
      <style:text-properties style:font-name="Times New Roman" style:font-name-complex="Times New Roman" fo:font-size="14pt" style:font-size-asian="14pt" style:font-size-complex="14pt"/>
    </style:style>
    <style:style style:name="T41"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2" style:parent-style-name="Основнойшрифтабзаца" style:family="text">
      <style:text-properties style:font-name="Times New Roman" style:font-name-complex="Times New Roman" style:use-window-font-color="true" fo:font-size="14pt" style:font-size-asian="14pt" style:font-size-complex="14pt" fo:language="ru" fo:country="RU"/>
    </style:style>
    <style:style style:name="T43"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4" style:parent-style-name="Основнойшрифтабзаца" style:family="text">
      <style:text-properties style:font-name="Times New Roman" style:font-name-complex="Times New Roman" fo:font-size="14pt" style:font-size-asian="14pt" style:font-size-complex="14pt"/>
    </style:style>
    <style:style style:name="T45"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6" style:parent-style-name="Основнойшрифтабзаца" style:family="text">
      <style:text-properties style:font-name="Times New Roman" style:font-name-complex="Times New Roman" style:use-window-font-color="true" fo:font-size="14pt" style:font-size-asian="14pt" style:font-size-complex="14pt" fo:language="en" fo:country="US"/>
    </style:style>
    <style:style style:name="T47"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8" style:parent-style-name="Основнойшрифтабзаца" style:family="text">
      <style:text-properties style:font-name="Times New Roman" style:font-name-complex="Times New Roman" style:use-window-font-color="true" fo:font-size="14pt" style:font-size-asian="14pt" style:font-size-complex="14pt" fo:language="ru" fo:country="RU"/>
    </style:style>
    <style:style style:name="T49" style:parent-style-name="Основнойшрифтабзаца" style:family="text">
      <style:text-properties style:font-name="Times New Roman" style:font-name-complex="Times New Roman" fo:font-size="14pt" style:font-size-asian="14pt" style:font-size-complex="14pt"/>
    </style:style>
    <style:style style:name="T50" style:parent-style-name="Основнойшрифтабзаца" style:family="text">
      <style:text-properties style:font-name="Times New Roman" style:font-name-complex="Times New Roman" fo:color="#0070C0" fo:font-size="14pt" style:font-size-asian="14pt" style:font-size-complex="14pt"/>
    </style:style>
    <style:style style:name="P51" style:parent-style-name="Standard" style:family="paragraph">
      <style:paragraph-properties fo:margin-bottom="0.1111in" fo:margin-left="4.1347in">
        <style:tab-stops/>
      </style:paragraph-properties>
      <style:text-properties style:font-name="Times New Roman" style:font-name-complex="Times New Roman" fo:font-weight="bold" style:font-weight-asian="bold" style:use-window-font-color="true" fo:font-size="14pt" style:font-size-asian="14pt" style:font-size-complex="14pt" fo:language="ru" fo:country="RU"/>
    </style:style>
    <style:style style:name="P52" style:parent-style-name="Standard" style:family="paragraph">
      <style:paragraph-properties fo:margin-bottom="0.1111in" fo:margin-left="4.1347in">
        <style:tab-stops/>
      </style:paragraph-properties>
    </style:style>
    <style:style style:name="T53" style:parent-style-name="Основнойшрифтабзаца" style:family="text">
      <style:text-properties style:font-name="Times New Roman" style:font-name-complex="Times New Roman" fo:font-weight="bold" style:font-weight-asian="bold" style:use-window-font-color="true" fo:font-size="14pt" style:font-size-asian="14pt" style:font-size-complex="14pt"/>
    </style:style>
    <style:style style:name="T54"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55" style:parent-style-name="Основнойшрифтабзаца" style:family="text">
      <style:text-properties style:font-name="Times New Roman" style:font-name-complex="Times New Roman" fo:font-size="14pt" style:font-size-asian="14pt" style:font-size-complex="14pt"/>
    </style:style>
    <style:style style:name="T56"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57" style:parent-style-name="Основнойшрифтабзаца" style:family="text">
      <style:text-properties style:font-name="Times New Roman" style:font-name-complex="Times New Roman" fo:font-size="14pt" style:font-size-asian="14pt" style:font-size-complex="14pt"/>
    </style:style>
    <style:style style:name="T58"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P59" style:parent-style-name="Standard" style:family="paragraph">
      <style:paragraph-properties fo:margin-bottom="0.1111in" style:line-height-at-least="0.2166in" fo:margin-left="4.1347in">
        <style:tab-stops/>
      </style:paragraph-properties>
      <style:text-properties style:font-name="Times New Roman" style:font-name-complex="Times New Roman" style:use-window-font-color="true" fo:font-size="14pt" style:font-size-asian="14pt" style:font-size-complex="14pt" fo:language="ru" fo:country="RU"/>
    </style:style>
    <style:style style:name="P60" style:parent-style-name="Standard" style:family="paragraph">
      <style:paragraph-properties fo:margin-bottom="0.1111in" style:line-height-at-least="0.2166in"/>
      <style:text-properties style:font-name="Times New Roman" style:font-name-complex="Times New Roman" style:use-window-font-color="true" fo:font-size="14pt" style:font-size-asian="14pt" style:font-size-complex="14pt" fo:language="ru" fo:country="RU"/>
    </style:style>
    <style:style style:name="P61" style:parent-style-name="Standard" style:family="paragraph">
      <style:paragraph-properties fo:keep-with-next="always" fo:keep-together="always" fo:text-align="center" fo:margin-top="0.5in"/>
      <style:text-properties style:font-name="Times New Roman" style:font-name-complex="Times New Roman" fo:text-transform="uppercase" style:use-window-font-color="true" fo:font-size="14pt" style:font-size-asian="14pt" style:font-size-complex="14pt"/>
    </style:style>
    <style:style style:name="P6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use-window-font-color="true" fo:font-size="14pt" style:font-size-asian="14pt" style:font-size-complex="14pt"/>
    </style:style>
    <style:style style:name="P63" style:parent-style-name="Обычный" style:family="paragraph">
      <style:paragraph-properties fo:keep-with-next="always" fo:keep-together="always" fo:widows="2" fo:orphans="2" style:vertical-align="auto" fo:margin-top="0.3333in" fo:line-height="115%"/>
      <style:text-properties style:font-name="Times New Roman" style:font-name-asian="Times New Roman" style:font-name-complex="Times New Roman" fo:font-weight="bold" style:font-weight-asian="bold" style:font-weight-complex="bold" fo:color="#365F91" style:letter-kerning="false" fo:font-size="14pt" style:font-size-asian="14pt" style:font-size-complex="14pt" style:language-asian="en" style:country-asian="US" style:language-complex="ar" style:country-complex="SA" fo:hyphenate="true"/>
    </style:style>
    <style:style style:name="P64" style:parent-style-name="Обычный" style:family="paragraph">
      <style:paragraph-properties fo:keep-with-next="always" fo:keep-together="always" fo:widows="2" fo:orphans="2" style:vertical-align="auto" fo:margin-top="0.1388in" fo:line-height="115%"/>
      <style:text-properties style:font-name="Times New Roman" style:font-name-asian="Times New Roman" style:font-name-complex="Times New Roman" fo:font-weight="bold" style:font-weight-asian="bold" fo:color="#4F81BD" fo:letter-spacing="-0.0006in" style:letter-kerning="false" fo:font-size="13pt" style:font-size-asian="13pt" style:font-size-complex="13pt" fo:language="ru" fo:country="RU" style:language-asian="en" style:country-asian="US" style:language-complex="ar" style:country-complex="SA" fo:hyphenate="true"/>
    </style:style>
    <style:style style:name="P65" style:parent-style-name="Обычный" style:family="paragraph">
      <style:paragraph-properties fo:widows="2" fo:orphans="2" style:vertical-align="auto" fo:margin-bottom="0.1388in" fo:line-height="115%"/>
      <style:text-properties fo:hyphenate="true"/>
    </style:style>
    <style:style style:name="T66" style:parent-style-name="Основнойшрифтабзаца" style:family="text">
      <style:text-properties style:font-name="Times New Roman" style:font-name-asian="Calibri" style:font-name-complex="Times New Roman" fo:font-style="italic" style:font-style-asian="italic" style:font-style-complex="italic" style:use-window-font-color="true" style:letter-kerning="false" fo:font-size="11pt" style:font-size-asian="11pt" style:font-size-complex="11pt" style:language-asian="en" style:country-asian="US" style:language-complex="ar" style:country-complex="SA"/>
    </style:style>
    <style:style style:name="T67"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68"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69"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0"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1"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72" style:parent-style-name="Обычный" style:family="paragraph">
      <style:paragraph-properties fo:widows="2" fo:orphans="2" style:vertical-align="auto" fo:margin-bottom="0.1388in" fo:line-height="115%"/>
      <style:text-properties fo:hyphenate="true"/>
    </style:style>
    <style:style style:name="T73"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4"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5"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76" style:parent-style-name="Обычный" style:family="paragraph">
      <style:paragraph-properties fo:widows="2" fo:orphans="2" style:vertical-align="auto" fo:margin-bottom="0.1388in" fo:line-height="115%"/>
      <style:text-properties fo:hyphenate="true"/>
    </style:style>
    <style:style style:name="T77"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8"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9"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80" style:parent-style-name="Обычный" style:family="paragraph">
      <style:paragraph-properties fo:widows="2" fo:orphans="2" style:vertical-align="auto" fo:margin-bottom="0.1388in" fo:line-height="115%"/>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1" style:parent-style-name="Обычный" style:family="paragraph">
      <style:paragraph-properties fo:widows="2" fo:orphans="2" style:vertical-align="auto" fo:margin-bottom="0.1388in" fo:line-height="115%"/>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2" style:parent-style-name="Обычный" style:family="paragraph">
      <style:paragraph-properties fo:widows="2" fo:orphans="2" style:vertical-align="auto" fo:margin-bottom="0.1388in" fo:line-height="115%"/>
      <style:text-properties fo:hyphenate="true"/>
    </style:style>
    <style:style style:name="T83"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84"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85"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86" style:parent-style-name="Обычный" style:family="paragraph">
      <style:paragraph-properties fo:widows="2" fo:orphans="2" style:text-autospace="none" style:vertical-align="auto"/>
      <style:text-properties fo:hyphenate="true"/>
    </style:style>
    <style:style style:name="T87"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P88" style:parent-style-name="Обычный" style:family="paragraph">
      <style:paragraph-properties fo:widows="2" fo:orphans="2" style:text-autospace="none" style:vertical-align="auto"/>
      <style:text-properties fo:hyphenate="true"/>
    </style:style>
    <style:style style:name="T89"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90"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91"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92"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93" style:parent-style-name="Основнойшрифтабзаца" style:family="text">
      <style:text-properties style:font-name="Times New Roman" style:font-name-asian="Times New Roman" style:font-name-complex="Times New Roman" fo:color="#2B91AF" style:letter-kerning="false" fo:font-size="9.5pt" style:font-size-asian="9.5pt" style:font-size-complex="9.5pt" fo:language="ru" fo:country="RU" style:language-asian="en" style:country-asian="US" style:language-complex="ar" style:country-complex="SA"/>
    </style:style>
    <style:style style:name="P94"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95" style:parent-style-name="Обычный" style:family="paragraph">
      <style:paragraph-properties fo:widows="2" fo:orphans="2" style:text-autospace="none" style:vertical-align="auto"/>
      <style:text-properties fo:hyphenate="true"/>
    </style:style>
    <style:style style:name="T96"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97"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T98"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P99" style:parent-style-name="Обычный" style:family="paragraph">
      <style:paragraph-properties fo:widows="2" fo:orphans="2" style:text-autospace="none" style:vertical-align="auto"/>
      <style:text-properties fo:hyphenate="true"/>
    </style:style>
    <style:style style:name="T100"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01"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102"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P103" style:parent-style-name="Обычный" style:family="paragraph">
      <style:paragraph-properties fo:widows="2" fo:orphans="2" style:text-autospace="none" style:vertical-align="auto"/>
      <style:text-properties fo:hyphenate="true"/>
    </style:style>
    <style:style style:name="T104"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05"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106"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07"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108"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P109" style:parent-style-name="Обычный" style:family="paragraph">
      <style:paragraph-properties fo:widows="2" fo:orphans="2" style:vertical-align="auto" fo:margin-bottom="0.0062in" fo:line-height="102%" fo:margin-left="-0.0034in" fo:margin-right="0.8194in" fo:text-indent="-0.0069in">
        <style:tab-stops/>
      </style:paragraph-properties>
      <style:text-properties fo:hyphenate="true"/>
    </style:style>
    <style:style style:name="T110"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P111" style:parent-style-name="Обычный" style:family="paragraph">
      <style:paragraph-properties fo:widows="2" fo:orphans="2" style:vertical-align="auto" fo:margin-bottom="0.1388in" fo:line-height="115%"/>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112" style:parent-style-name="Обычный" style:family="paragraph">
      <style:paragraph-properties fo:widows="2" fo:orphans="2" style:text-autospace="none" style:vertical-align="auto"/>
      <style:text-properties fo:hyphenate="true"/>
    </style:style>
    <style:style style:name="T113"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P114" style:parent-style-name="Обычный" style:family="paragraph">
      <style:paragraph-properties fo:widows="2" fo:orphans="2" style:text-autospace="none" style:vertical-align="auto"/>
      <style:text-properties fo:hyphenate="true"/>
    </style:style>
    <style:style style:name="T115"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116"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17"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118"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19" style:parent-style-name="Основнойшрифтабзаца" style:family="text">
      <style:text-properties style:font-name="Times New Roman" style:font-name-asian="Times New Roman" style:font-name-complex="Times New Roman" fo:color="#2B91AF" style:letter-kerning="false" fo:font-size="9.5pt" style:font-size-asian="9.5pt" style:font-size-complex="9.5pt" fo:language="ru" fo:country="RU" style:language-asian="en" style:country-asian="US" style:language-complex="ar" style:country-complex="SA"/>
    </style:style>
    <style:style style:name="P120"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121" style:parent-style-name="Обычный" style:family="paragraph">
      <style:paragraph-properties fo:widows="2" fo:orphans="2" style:text-autospace="none" style:vertical-align="auto"/>
      <style:text-properties fo:hyphenate="true"/>
    </style:style>
    <style:style style:name="T122"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23"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P124" style:parent-style-name="Обычный" style:family="paragraph">
      <style:paragraph-properties fo:widows="2" fo:orphans="2" style:text-autospace="none" style:vertical-align="auto"/>
      <style:text-properties fo:hyphenate="true"/>
    </style:style>
    <style:style style:name="T125"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26"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127"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28"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129"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P130" style:parent-style-name="Обычный" style:family="paragraph">
      <style:paragraph-properties fo:widows="2" fo:orphans="2" style:text-autospace="none" style:vertical-align="auto"/>
      <style:text-properties fo:hyphenate="true"/>
    </style:style>
    <style:style style:name="T131"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32"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P133" style:parent-style-name="Обычный" style:family="paragraph">
      <style:paragraph-properties fo:widows="2" fo:orphans="2" style:text-autospace="none" style:vertical-align="auto"/>
      <style:text-properties fo:hyphenate="true"/>
    </style:style>
    <style:style style:name="T134"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35"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136"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P137"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138"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139"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140" style:parent-style-name="Обычный" style:family="paragraph">
      <style:paragraph-properties fo:widows="2" fo:orphans="2" style:text-autospace="none" style:vertical-align="auto"/>
      <style:text-properties fo:hyphenate="true"/>
    </style:style>
    <style:style style:name="T141"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42"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P143" style:parent-style-name="Обычный" style:family="paragraph">
      <style:paragraph-properties fo:widows="2" fo:orphans="2" style:text-autospace="none" style:vertical-align="auto"/>
      <style:text-properties fo:hyphenate="true"/>
    </style:style>
    <style:style style:name="T144"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45"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146"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P147"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148" style:parent-style-name="Обычный" style:family="paragraph">
      <style:paragraph-properties fo:widows="2" fo:orphans="2" style:text-autospace="none" style:vertical-align="auto"/>
      <style:text-properties fo:hyphenate="true"/>
    </style:style>
    <style:style style:name="T149"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50"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151"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P152"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153" style:parent-style-name="Обычный" style:family="paragraph">
      <style:paragraph-properties fo:widows="2" fo:orphans="2" style:vertical-align="auto" fo:margin-bottom="0.3111in" fo:line-height="102%" fo:margin-left="-0.0034in" fo:margin-right="0.8194in" fo:text-indent="-0.0069in">
        <style:tab-stops/>
      </style:paragraph-properties>
      <style:text-properties fo:hyphenate="true"/>
    </style:style>
    <style:style style:name="T154"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155" style:parent-style-name="Основнойшрифтабзаца" style:family="text">
      <style:text-properties style:font-name="Times New Roman" style:font-name-asian="Courier New" style:font-name-complex="Times New Roman" style:use-window-font-color="true" style:letter-kerning="false" fo:font-size="18pt" style:font-size-asian="18pt" style:font-size-complex="11pt" fo:language="ru" fo:country="RU" style:language-asian="en" style:country-asian="US" style:language-complex="ar" style:country-complex="SA"/>
    </style:style>
    <style:style style:name="P156" style:parent-style-name="Обычный" style:family="paragraph">
      <style:paragraph-properties fo:keep-with-next="always" fo:keep-together="always" fo:widows="2" fo:orphans="2" style:vertical-align="auto" fo:margin-top="0.1388in" fo:line-height="115%"/>
      <style:text-properties style:font-name="Times New Roman" style:font-name-asian="Times New Roman" style:font-name-complex="Times New Roman" fo:font-weight="bold" style:font-weight-asian="bold" fo:color="#4F81BD" fo:letter-spacing="-0.0006in" style:letter-kerning="false" fo:font-size="13pt" style:font-size-asian="13pt" style:font-size-complex="13pt" style:language-asian="en" style:country-asian="US" style:language-complex="ar" style:country-complex="SA" fo:hyphenate="true"/>
    </style:style>
    <style:style style:name="P157" style:parent-style-name="Обычный" style:family="paragraph">
      <style:paragraph-properties fo:widows="2" fo:orphans="2" style:vertical-align="auto" fo:margin-bottom="0.1388in" fo:line-height="115%"/>
      <style:text-properties fo:hyphenate="true"/>
    </style:style>
    <style:style style:name="T158"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159"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160"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161"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162" style:parent-style-name="Основнойшрифтабзаца" style:family="text">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163" style:parent-style-name="Обычный" style:family="paragraph">
      <style:paragraph-properties fo:widows="2" fo:orphans="2" style:text-autospace="none" style:vertical-align="auto"/>
      <style:text-properties fo:hyphenate="true"/>
    </style:style>
    <style:style style:name="T164"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165"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66"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167"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68" style:parent-style-name="Основнойшрифтабзаца" style:family="text">
      <style:text-properties style:font-name="Times New Roman" style:font-name-asian="Times New Roman" style:font-name-complex="Times New Roman" fo:color="#2B91AF" style:letter-kerning="false" fo:font-size="9.5pt" style:font-size-asian="9.5pt" style:font-size-complex="9.5pt" fo:language="en" fo:country="US" style:language-asian="en" style:country-asian="US" style:language-complex="ar" style:country-complex="SA"/>
    </style:style>
    <style:style style:name="T169"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70" style:parent-style-name="Основнойшрифтабзаца" style:family="text">
      <style:text-properties style:font-name="Times New Roman" style:font-name-asian="Times New Roman" style:font-name-complex="Times New Roman" fo:color="#2B91AF" style:letter-kerning="false" fo:font-size="9.5pt" style:font-size-asian="9.5pt" style:font-size-complex="9.5pt" fo:language="en" fo:country="US" style:language-asian="en" style:country-asian="US" style:language-complex="ar" style:country-complex="SA"/>
    </style:style>
    <style:style style:name="P171"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fo:hyphenate="true"/>
    </style:style>
    <style:style style:name="P172" style:parent-style-name="Обычный" style:family="paragraph">
      <style:paragraph-properties fo:widows="2" fo:orphans="2" style:text-autospace="none" style:vertical-align="auto"/>
      <style:text-properties fo:hyphenate="true"/>
    </style:style>
    <style:style style:name="T173"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74"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175"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76"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177"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P178"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fo:hyphenate="true"/>
    </style:style>
    <style:style style:name="P179" style:parent-style-name="Обычный" style:family="paragraph">
      <style:paragraph-properties fo:widows="2" fo:orphans="2" style:text-autospace="none" style:vertical-align="auto"/>
      <style:text-properties fo:hyphenate="true"/>
    </style:style>
    <style:style style:name="T180"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81"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182"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P183"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fo:hyphenate="true"/>
    </style:style>
    <style:style style:name="P184" style:parent-style-name="Обычный" style:family="paragraph">
      <style:paragraph-properties fo:widows="2" fo:orphans="2" style:text-autospace="none" style:vertical-align="auto"/>
      <style:text-properties fo:hyphenate="true"/>
    </style:style>
    <style:style style:name="T185"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186"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en" fo:country="US" style:language-asian="en" style:country-asian="US" style:language-complex="ar" style:country-complex="SA"/>
    </style:style>
    <style:style style:name="T187"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T188"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en" fo:country="US" style:language-asian="en" style:country-asian="US" style:language-complex="ar" style:country-complex="SA"/>
    </style:style>
    <style:style style:name="T189"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T190"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en" fo:country="US" style:language-asian="en" style:country-asian="US" style:language-complex="ar" style:country-complex="SA"/>
    </style:style>
    <style:style style:name="T191"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T192"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en" fo:country="US" style:language-asian="en" style:country-asian="US" style:language-complex="ar" style:country-complex="SA"/>
    </style:style>
    <style:style style:name="T193"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T194"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en" fo:country="US" style:language-asian="en" style:country-asian="US" style:language-complex="ar" style:country-complex="SA"/>
    </style:style>
    <style:style style:name="T195"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T196"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en" fo:country="US" style:language-asian="en" style:country-asian="US" style:language-complex="ar" style:country-complex="SA"/>
    </style:style>
    <style:style style:name="T197"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T198"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en" fo:country="US" style:language-asian="en" style:country-asian="US" style:language-complex="ar" style:country-complex="SA"/>
    </style:style>
    <style:style style:name="P199" style:parent-style-name="Обычный" style:family="paragraph">
      <style:paragraph-properties fo:widows="2" fo:orphans="2" style:text-autospace="none" style:vertical-align="auto"/>
      <style:text-properties fo:hyphenate="true"/>
    </style:style>
    <style:style style:name="T200"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01"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02"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P203"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fo:hyphenate="true"/>
    </style:style>
    <style:style style:name="P204" style:parent-style-name="Обычный" style:family="paragraph">
      <style:paragraph-properties fo:widows="2" fo:orphans="2" style:text-autospace="none" style:vertical-align="auto"/>
      <style:text-properties fo:hyphenate="true"/>
    </style:style>
    <style:style style:name="T205"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06"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07"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08"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09"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P210"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fo:hyphenate="true"/>
    </style:style>
    <style:style style:name="P211" style:parent-style-name="Обычный" style:family="paragraph">
      <style:paragraph-properties fo:widows="2" fo:orphans="2" style:vertical-align="auto" fo:margin-bottom="0.0062in" fo:line-height="102%" fo:margin-left="-0.0104in">
        <style:tab-stops>
          <style:tab-stop style:type="center" style:position="0.5486in"/>
        </style:tab-stops>
      </style:paragraph-properties>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fo:hyphenate="true"/>
    </style:style>
    <style:style style:name="P212" style:parent-style-name="Обычный" style:family="paragraph">
      <style:paragraph-properties fo:widows="2" fo:orphans="2" style:vertical-align="auto" fo:margin-bottom="0.0062in" fo:line-height="102%" fo:margin-left="-0.0104in">
        <style:tab-stops>
          <style:tab-stop style:type="center" style:position="0.5486in"/>
        </style:tab-stops>
      </style:paragraph-properties>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13" style:parent-style-name="Обычный" style:family="paragraph">
      <style:paragraph-properties fo:widows="2" fo:orphans="2" style:text-autospace="none" style:vertical-align="auto"/>
      <style:text-properties fo:hyphenate="true"/>
    </style:style>
    <style:style style:name="T214"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15"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16"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17"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18" style:parent-style-name="Основнойшрифтабзаца" style:family="text">
      <style:text-properties style:font-name="Times New Roman" style:font-name-asian="Times New Roman" style:font-name-complex="Times New Roman" fo:color="#2B91AF" style:letter-kerning="false" fo:font-size="9.5pt" style:font-size-asian="9.5pt" style:font-size-complex="9.5pt" fo:language="en" fo:country="US" style:language-asian="en" style:country-asian="US" style:language-complex="ar" style:country-complex="SA"/>
    </style:style>
    <style:style style:name="T219"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20" style:parent-style-name="Основнойшрифтабзаца" style:family="text">
      <style:text-properties style:font-name="Times New Roman" style:font-name-asian="Times New Roman" style:font-name-complex="Times New Roman" fo:color="#2B91AF" style:letter-kerning="false" fo:font-size="9.5pt" style:font-size-asian="9.5pt" style:font-size-complex="9.5pt" fo:language="en" fo:country="US" style:language-asian="en" style:country-asian="US" style:language-complex="ar" style:country-complex="SA"/>
    </style:style>
    <style:style style:name="T221"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22" style:parent-style-name="Основнойшрифтабзаца" style:family="text">
      <style:text-properties style:font-name="Times New Roman" style:font-name-asian="Times New Roman" style:font-name-complex="Times New Roman" fo:color="#2B91AF" style:letter-kerning="false" fo:font-size="9.5pt" style:font-size-asian="9.5pt" style:font-size-complex="9.5pt" fo:language="en" fo:country="US" style:language-asian="en" style:country-asian="US" style:language-complex="ar" style:country-complex="SA"/>
    </style:style>
    <style:style style:name="P223"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fo:hyphenate="true"/>
    </style:style>
    <style:style style:name="P224" style:parent-style-name="Обычный" style:family="paragraph">
      <style:paragraph-properties fo:widows="2" fo:orphans="2" style:text-autospace="none" style:vertical-align="auto"/>
      <style:text-properties fo:hyphenate="true"/>
    </style:style>
    <style:style style:name="T225"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26"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227"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228"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229"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P230"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231" style:parent-style-name="Обычный" style:family="paragraph">
      <style:paragraph-properties fo:widows="2" fo:orphans="2" style:text-autospace="none" style:vertical-align="auto"/>
      <style:text-properties fo:hyphenate="true"/>
    </style:style>
    <style:style style:name="T232"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233"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ru" fo:country="RU" style:language-asian="en" style:country-asian="US" style:language-complex="ar" style:country-complex="SA"/>
    </style:style>
    <style:style style:name="T234"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P235"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236"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237" style:parent-style-name="Обычный" style:family="paragraph">
      <style:paragraph-properties fo:widows="2" fo:orphans="2" style:text-autospace="none" style:vertical-align="auto"/>
      <style:text-properties fo:hyphenate="true"/>
    </style:style>
    <style:style style:name="T238"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239"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T240" style:parent-style-name="Основнойшрифтабзаца" style:family="text">
      <style:text-properties style:font-name="Times New Roman" style:font-name-asian="Times New Roman" style:font-name-complex="Times New Roman" fo:color="#008000" style:letter-kerning="false" fo:font-size="9.5pt" style:font-size-asian="9.5pt" style:font-size-complex="9.5pt" fo:language="ru" fo:country="RU" style:language-asian="en" style:country-asian="US" style:language-complex="ar" style:country-complex="SA"/>
    </style:style>
    <style:style style:name="P241" style:parent-style-name="Обычный" style:family="paragraph">
      <style:paragraph-properties fo:widows="2" fo:orphans="2" style:text-autospace="none" style:vertical-align="auto"/>
      <style:text-properties fo:hyphenate="true"/>
    </style:style>
    <style:style style:name="T242"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T243"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44"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45"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46"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P247" style:parent-style-name="Обычный" style:family="paragraph">
      <style:paragraph-properties fo:widows="2" fo:orphans="2" style:text-autospace="none" style:vertical-align="auto"/>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fo:hyphenate="true"/>
    </style:style>
    <style:style style:name="P248" style:parent-style-name="Обычный" style:family="paragraph">
      <style:paragraph-properties fo:widows="2" fo:orphans="2" style:text-autospace="none" style:vertical-align="auto"/>
      <style:text-properties fo:hyphenate="true"/>
    </style:style>
    <style:style style:name="T249"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50"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51"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52" style:parent-style-name="Основнойшрифтабзаца" style:family="text">
      <style:text-properties style:font-name="Times New Roman" style:font-name-asian="Times New Roman" style:font-name-complex="Times New Roman" fo:color="#0000FF" style:letter-kerning="false" fo:font-size="9.5pt" style:font-size-asian="9.5pt" style:font-size-complex="9.5pt" fo:language="en" fo:country="US" style:language-asian="en" style:country-asian="US" style:language-complex="ar" style:country-complex="SA"/>
    </style:style>
    <style:style style:name="T253"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P254" style:parent-style-name="Обычный" style:family="paragraph">
      <style:paragraph-properties fo:widows="2" fo:orphans="2" style:text-autospace="none" style:vertical-align="auto"/>
      <style:text-properties fo:hyphenate="true"/>
    </style:style>
    <style:style style:name="T255"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en" fo:country="US" style:language-asian="en" style:country-asian="US" style:language-complex="ar" style:country-complex="SA"/>
    </style:style>
    <style:style style:name="T256" style:parent-style-name="Основнойшрифтабзаца" style:family="text">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style:style>
    <style:style style:name="P257" style:parent-style-name="Обычный" style:family="paragraph">
      <style:paragraph-properties fo:widows="2" fo:orphans="2" style:vertical-align="auto" fo:margin-bottom="0.0027in" fo:line-height="105%" fo:margin-left="-0.0104in">
        <style:tab-stops>
          <style:tab-stop style:type="center" style:position="1.3277in"/>
        </style:tab-stops>
      </style:paragraph-properties>
      <style:text-properties style:font-name="Times New Roman" style:font-name-asian="Times New Roman" style:font-name-complex="Times New Roman" style:use-window-font-color="true" style:letter-kerning="false" fo:font-size="9.5pt" style:font-size-asian="9.5pt" style:font-size-complex="9.5pt" fo:language="ru" fo:country="RU" style:language-asian="en" style:country-asian="US" style:language-complex="ar" style:country-complex="SA" fo:hyphenate="true"/>
    </style:style>
    <style:style style:name="P258" style:parent-style-name="Обычный" style:family="paragraph">
      <style:paragraph-properties fo:widows="2" fo:orphans="2" style:vertical-align="auto" fo:margin-bottom="0.1388in" fo:line-height="115%"/>
      <style:text-properties style:font-name="Times New Roman" style:font-name-complex="Times New Roman" fo:hyphenate="true"/>
    </style:style>
    <style:style style:name="P259" style:parent-style-name="Обычный" style:family="paragraph">
      <style:paragraph-properties fo:widows="2" fo:orphans="2" style:vertical-align="auto" fo:margin-bottom="0.1388in" fo:line-height="115%"/>
      <style:text-properties style:font-name="Times New Roman"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60" style:parent-style-name="Заголовок1" style:family="paragraph">
      <style:paragraph-properties fo:break-before="column"/>
    </style:style>
    <style:style style:name="T261" style:parent-style-name="Основнойшрифтабзаца" style:family="text">
      <style:text-properties style:font-name="Times New Roman" style:use-window-font-color="true"/>
    </style:style>
    <style:style style:name="T262" style:parent-style-name="Основнойшрифтабзаца" style:family="text">
      <style:text-properties style:font-name="Times New Roman" style:use-window-font-color="true"/>
    </style:style>
    <style:style style:name="T263" style:parent-style-name="Основнойшрифтабзаца" style:family="text">
      <style:text-properties style:font-name="Times New Roman" fo:language="uk" fo:country="UA"/>
    </style:style>
    <style:style style:name="P264" style:parent-style-name="Заголовок3" style:family="paragraph">
      <style:paragraph-properties fo:margin-bottom="0.1666in"/>
      <style:text-properties style:font-name="Times New Roman" fo:language="uk" fo:country="UA"/>
    </style:style>
    <style:style style:name="P265" style:parent-style-name="Обычный" style:family="paragraph">
      <style:paragraph-properties fo:line-height="150%"/>
    </style:style>
    <style:style style:name="T266" style:parent-style-name="Основнойшрифтабзаца" style:family="text">
      <style:text-properties style:font-name="Times New Roman" style:font-name-complex="Times New Roman"/>
    </style:style>
    <style:style style:name="T267" style:parent-style-name="Основнойшрифтабзаца" style:family="text">
      <style:text-properties style:font-name="Times New Roman" style:font-name-complex="Times New Roman" fo:font-weight="bold" style:font-weight-asian="bold" style:font-weight-complex="bold"/>
    </style:style>
    <style:style style:name="T268" style:parent-style-name="Основнойшрифтабзаца" style:family="text">
      <style:text-properties style:font-name="Times New Roman" style:font-name-complex="Times New Roman"/>
    </style:style>
    <style:style style:name="P269" style:parent-style-name="Обычный" style:family="paragraph">
      <style:paragraph-properties fo:line-height="150%"/>
      <style:text-properties style:font-name="Times New Roman" style:font-name-complex="Times New Roman"/>
    </style:style>
    <style:style style:name="P270" style:parent-style-name="Обычный" style:family="paragraph">
      <style:paragraph-properties fo:line-height="150%"/>
      <style:text-properties style:font-name="Times New Roman" style:font-name-complex="Times New Roman"/>
    </style:style>
    <style:style style:name="P271" style:parent-style-name="Обычный" style:family="paragraph">
      <style:paragraph-properties fo:line-height="150%"/>
      <style:text-properties style:font-name="Times New Roman" style:font-name-complex="Times New Roman"/>
    </style:style>
    <style:style style:name="P272" style:parent-style-name="Обычный" style:family="paragraph">
      <style:paragraph-properties fo:line-height="150%"/>
      <style:text-properties style:font-name="Times New Roman" style:font-name-complex="Times New Roman"/>
    </style:style>
    <style:style style:name="P273" style:parent-style-name="Обычный" style:family="paragraph">
      <style:paragraph-properties fo:line-height="150%"/>
      <style:text-properties style:font-name="Times New Roman" style:font-name-complex="Times New Roman"/>
    </style:style>
    <style:style style:name="P274" style:parent-style-name="Обычный" style:family="paragraph">
      <style:paragraph-properties fo:line-height="150%"/>
      <style:text-properties style:font-name="Times New Roman" style:font-name-complex="Times New Roman"/>
    </style:style>
    <style:style style:name="P275" style:parent-style-name="Обычный" style:family="paragraph">
      <style:paragraph-properties fo:line-height="150%"/>
      <style:text-properties style:font-name="Times New Roman" style:font-name-complex="Times New Roman"/>
    </style:style>
    <style:style style:name="P276" style:parent-style-name="Обычный" style:family="paragraph">
      <style:paragraph-properties fo:line-height="150%"/>
      <style:text-properties style:font-name="Times New Roman" style:font-name-complex="Times New Roman"/>
    </style:style>
    <style:style style:name="P277" style:parent-style-name="Обычный" style:family="paragraph">
      <style:paragraph-properties fo:line-height="150%"/>
      <style:text-properties style:font-name="Times New Roman" style:font-name-complex="Times New Roman"/>
    </style:style>
    <style:style style:name="P278" style:parent-style-name="Заголовок3" style:family="paragraph">
      <style:paragraph-properties fo:margin-bottom="0.1666in"/>
      <style:text-properties style:font-name="Times New Roman" fo:language="uk" fo:country="UA"/>
    </style:style>
    <style:style style:name="P279" style:parent-style-name="Обычный" style:family="paragraph">
      <style:paragraph-properties fo:line-height="150%"/>
    </style:style>
    <style:style style:name="T280" style:parent-style-name="Основнойшрифтабзаца" style:family="text">
      <style:text-properties style:font-name="Times New Roman" style:font-name-complex="Times New Roman"/>
    </style:style>
    <style:style style:name="T281" style:parent-style-name="Основнойшрифтабзаца" style:family="text">
      <style:text-properties style:font-name="Times New Roman" style:font-name-complex="Times New Roman" fo:font-weight="bold" style:font-weight-asian="bold" style:font-weight-complex="bold"/>
    </style:style>
    <style:style style:name="T282" style:parent-style-name="Основнойшрифтабзаца" style:family="text">
      <style:text-properties style:font-name="Times New Roman" style:font-name-complex="Times New Roman"/>
    </style:style>
    <style:style style:name="P283" style:parent-style-name="Обычный" style:family="paragraph">
      <style:paragraph-properties fo:line-height="150%"/>
      <style:text-properties style:font-name="Times New Roman" style:font-name-complex="Times New Roman"/>
    </style:style>
    <style:style style:name="P284" style:parent-style-name="Обычный" style:family="paragraph">
      <style:paragraph-properties fo:line-height="150%"/>
    </style:style>
    <style:style style:name="T285" style:parent-style-name="Основнойшрифтабзаца" style:family="text">
      <style:text-properties style:font-name="Times New Roman" style:font-name-complex="Times New Roman"/>
    </style:style>
    <style:style style:name="T286" style:parent-style-name="Основнойшрифтабзаца" style:family="text">
      <style:text-properties style:font-name="Times New Roman" style:font-name-complex="Times New Roman" fo:font-style="italic" style:font-style-asian="italic" style:font-style-complex="italic"/>
    </style:style>
    <style:style style:name="T287" style:parent-style-name="Основнойшрифтабзаца" style:family="text">
      <style:text-properties style:font-name="Times New Roman" style:font-name-complex="Times New Roman"/>
    </style:style>
    <style:style style:name="T288" style:parent-style-name="Основнойшрифтабзаца" style:family="text">
      <style:text-properties style:font-name="Times New Roman" style:font-name-complex="Times New Roman" fo:font-style="italic" style:font-style-asian="italic" style:font-style-complex="italic"/>
    </style:style>
    <style:style style:name="T289" style:parent-style-name="Основнойшрифтабзаца" style:family="text">
      <style:text-properties style:font-name="Times New Roman" style:font-name-complex="Times New Roman"/>
    </style:style>
    <style:style style:name="T290" style:parent-style-name="Основнойшрифтабзаца" style:family="text">
      <style:text-properties style:font-name="Times New Roman" style:font-name-complex="Times New Roman" fo:font-style="italic" style:font-style-asian="italic" style:font-style-complex="italic"/>
    </style:style>
    <style:style style:name="T291" style:parent-style-name="Основнойшрифтабзаца" style:family="text">
      <style:text-properties style:font-name="Times New Roman" style:font-name-complex="Times New Roman"/>
    </style:style>
    <style:style style:name="T292" style:parent-style-name="Основнойшрифтабзаца" style:family="text">
      <style:text-properties style:font-name="Times New Roman" style:font-name-complex="Times New Roman" fo:font-style="italic" style:font-style-asian="italic" style:font-style-complex="italic"/>
    </style:style>
    <style:style style:name="T293" style:parent-style-name="Основнойшрифтабзаца" style:family="text">
      <style:text-properties style:font-name="Times New Roman" style:font-name-complex="Times New Roman"/>
    </style:style>
    <style:style style:name="P294" style:parent-style-name="Обычный" style:family="paragraph">
      <style:paragraph-properties fo:line-height="150%"/>
      <style:text-properties style:font-name="Times New Roman" style:font-name-complex="Times New Roman"/>
    </style:style>
    <style:style style:name="P295" style:parent-style-name="Обычный" style:family="paragraph">
      <style:paragraph-properties fo:line-height="150%"/>
      <style:text-properties style:font-name="Times New Roman" style:font-name-complex="Times New Roman"/>
    </style:style>
    <style:style style:name="P296" style:parent-style-name="Заголовок3" style:family="paragraph">
      <style:paragraph-properties fo:margin-bottom="0.1666in"/>
      <style:text-properties style:font-name="Times New Roman" fo:language="uk" fo:country="UA"/>
    </style:style>
    <style:style style:name="P297" style:parent-style-name="Обычный" style:family="paragraph">
      <style:paragraph-properties fo:line-height="150%"/>
    </style:style>
    <style:style style:name="T298" style:parent-style-name="Основнойшрифтабзаца" style:family="text">
      <style:text-properties style:font-name="Times New Roman" style:font-name-complex="Times New Roman"/>
    </style:style>
    <style:style style:name="T299" style:parent-style-name="Основнойшрифтабзаца" style:family="text">
      <style:text-properties style:font-name="Times New Roman" style:font-name-complex="Times New Roman" fo:font-weight="bold" style:font-weight-asian="bold" style:font-weight-complex="bold"/>
    </style:style>
    <style:style style:name="T300" style:parent-style-name="Основнойшрифтабзаца" style:family="text">
      <style:text-properties style:font-name="Times New Roman" style:font-name-complex="Times New Roman"/>
    </style:style>
    <style:style style:name="P301" style:parent-style-name="Обычный" style:family="paragraph">
      <style:paragraph-properties fo:line-height="150%"/>
      <style:text-properties style:font-name="Times New Roman" style:font-name-complex="Times New Roman"/>
    </style:style>
    <style:style style:name="P302" style:parent-style-name="Обычный" style:family="paragraph">
      <style:paragraph-properties fo:line-height="150%"/>
      <style:text-properties style:font-name="Times New Roman" style:font-name-complex="Times New Roman"/>
    </style:style>
    <style:style style:name="P303" style:parent-style-name="Обычный" style:family="paragraph">
      <style:paragraph-properties fo:line-height="150%"/>
      <style:text-properties style:font-name="Times New Roman" style:font-name-complex="Times New Roman"/>
    </style:style>
    <style:style style:name="P304" style:parent-style-name="Обычный" style:family="paragraph">
      <style:paragraph-properties fo:line-height="150%"/>
      <style:text-properties style:font-name="Times New Roman" style:font-name-complex="Times New Roman"/>
    </style:style>
    <style:style style:name="P305" style:parent-style-name="Обычный" style:family="paragraph">
      <style:paragraph-properties fo:line-height="150%"/>
      <style:text-properties style:font-name="Times New Roman" style:font-name-complex="Times New Roman"/>
    </style:style>
    <style:style style:name="P306" style:parent-style-name="Обычный" style:family="paragraph">
      <style:paragraph-properties fo:line-height="150%"/>
      <style:text-properties style:font-name="Times New Roman" style:font-name-complex="Times New Roman"/>
    </style:style>
    <style:style style:name="P307" style:parent-style-name="Обычный" style:family="paragraph">
      <style:paragraph-properties fo:line-height="150%"/>
      <style:text-properties style:font-name="Times New Roman" style:font-name-complex="Times New Roman"/>
    </style:style>
    <style:style style:name="P308" style:parent-style-name="Обычный" style:family="paragraph">
      <style:paragraph-properties fo:line-height="150%"/>
      <style:text-properties style:font-name="Times New Roman" style:font-name-complex="Times New Roman"/>
    </style:style>
    <style:style style:name="P309" style:parent-style-name="Обычный" style:family="paragraph">
      <style:paragraph-properties fo:line-height="150%"/>
      <style:text-properties style:font-name="Times New Roman" style:font-name-complex="Times New Roman"/>
    </style:style>
    <style:style style:name="P310" style:parent-style-name="Обычный" style:family="paragraph">
      <style:paragraph-properties fo:line-height="150%"/>
      <style:text-properties style:font-name="Times New Roman" style:font-name-complex="Times New Roman"/>
    </style:style>
    <style:style style:name="P311" style:parent-style-name="Standard" style:family="paragraph">
      <style:paragraph-properties fo:margin-bottom="0.1111in" style:line-height-at-least="0.2166in"/>
      <style:text-properties style:font-name="Times New Roman" style:font-name-complex="Times New Roman" style:use-window-font-color="true" fo:font-size="14pt" style:font-size-asian="14pt" style:font-size-complex="14pt"/>
    </style:style>
    <style:style style:name="P312" style:parent-style-name="Standard" style:family="paragraph">
      <style:paragraph-properties fo:margin-bottom="0.1111in" style:line-height-at-least="0.2166in"/>
    </style:style>
    <style:style style:name="T313"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314" style:parent-style-name="Основнойшрифтабзаца" style:family="text">
      <style:text-properties style:font-name="Times New Roman" style:font-name-complex="Times New Roman" style:use-window-font-color="true" fo:font-size="14pt" style:font-size-asian="14pt" style:font-size-complex="14pt" fo:language="ru" fo:country="RU"/>
    </style:style>
    <style:style style:name="T315"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316"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P317" style:parent-style-name="Standard" style:family="paragraph">
      <style:paragraph-properties fo:margin-bottom="0.1111in" style:line-height-at-least="0.2166in" fo:margin-left="0.25in" fo:text-indent="-0.25in">
        <style:tab-stops/>
      </style:paragraph-properties>
    </style:style>
    <style:style style:name="T318" style:parent-style-name="Основнойшрифтабзаца" style:family="text">
      <style:text-properties style:font-name="Times New Roman" style:font-name-complex="Times New Roman" fo:language="ru" fo:country="RU"/>
    </style:style>
    <style:style style:name="T319" style:parent-style-name="Основнойшрифтабзаца" style:family="text">
      <style:text-properties style:font-name="Times New Roman" style:font-name-complex="Times New Roman" fo:language="en" fo:country="US"/>
    </style:style>
    <style:style style:name="T320" style:parent-style-name="Основнойшрифтабзаца" style:family="text">
      <style:text-properties style:font-name="Times New Roman" style:font-name-complex="Times New Roman"/>
    </style:style>
    <style:style style:name="P321" style:parent-style-name="Standard" style:family="paragraph">
      <style:paragraph-properties fo:margin-bottom="0.1111in" style:line-height-at-least="0.2166in"/>
      <style:text-properties style:font-name="Times New Roman" style:font-name-complex="Times New Roman"/>
    </style:style>
    <style:style style:name="P322" style:parent-style-name="Standard" style:family="paragraph">
      <style:paragraph-properties fo:margin-bottom="0.1111in" style:line-height-at-least="0.2166in"/>
      <style:text-properties style:font-name="Times New Roman" style:font-name-complex="Times New Roman"/>
    </style:style>
    <style:style style:name="P323" style:parent-style-name="Standard" style:family="paragraph">
      <style:paragraph-properties fo:margin-bottom="0.1111in" style:line-height-at-least="0.2166in"/>
      <style:text-properties style:font-name="Times New Roman" style:font-name-complex="Times New Roman"/>
    </style:style>
    <style:style style:name="P324" style:parent-style-name="Standard" style:family="paragraph">
      <style:paragraph-properties fo:margin-bottom="0.1111in" style:line-height-at-least="0.2166in"/>
      <style:text-properties style:font-name="Times New Roman" style:font-name-complex="Times New Roman"/>
    </style:style>
    <style:style style:name="P325" style:parent-style-name="Standard" style:family="paragraph">
      <style:paragraph-properties fo:margin-bottom="0.1111in" style:line-height-at-least="0.2166in"/>
      <style:text-properties style:font-name="Times New Roman" style:font-name-complex="Times New Roman"/>
    </style:style>
    <style:style style:name="P326" style:parent-style-name="Standard" style:family="paragraph">
      <style:paragraph-properties fo:margin-bottom="0.1111in" style:line-height-at-least="0.2166in"/>
      <style:text-properties style:font-name="Times New Roman" style:font-name-complex="Times New Roman"/>
    </style:style>
    <style:style style:name="P327" style:parent-style-name="Standard" style:family="paragraph">
      <style:paragraph-properties fo:margin-bottom="0.1111in" style:line-height-at-least="0.2166in"/>
      <style:text-properties style:font-name="Times New Roman" style:font-name-complex="Times New Roman"/>
    </style:style>
    <style:style style:name="P328" style:parent-style-name="Standard" style:family="paragraph">
      <style:paragraph-properties fo:margin-bottom="0.1111in" style:line-height-at-least="0.2166in"/>
      <style:text-properties style:font-name="Times New Roman" style:font-name-complex="Times New Roman"/>
    </style:style>
    <style:style style:name="P329" style:parent-style-name="Standard" style:family="paragraph">
      <style:paragraph-properties fo:margin-bottom="0.1111in" style:line-height-at-least="0.2166in"/>
      <style:text-properties style:font-name="Times New Roman" style:font-name-complex="Times New Roman"/>
    </style:style>
    <style:style style:name="P330" style:parent-style-name="Standard" style:family="paragraph">
      <style:paragraph-properties fo:margin-bottom="0.1111in" style:line-height-at-least="0.2166in"/>
      <style:text-properties style:font-name="Times New Roman" style:font-name-complex="Times New Roman"/>
    </style:style>
    <style:style style:name="P331" style:parent-style-name="Standard" style:family="paragraph">
      <style:paragraph-properties fo:margin-bottom="0.1111in" style:line-height-at-least="0.2166in"/>
      <style:text-properties style:font-name="Times New Roman" style:font-name-complex="Times New Roman"/>
    </style:style>
    <style:style style:name="P332" style:parent-style-name="Standard" style:family="paragraph">
      <style:paragraph-properties fo:margin-bottom="0.1111in" style:line-height-at-least="0.2166in"/>
      <style:text-properties style:font-name="Times New Roman" style:font-name-complex="Times New Roman"/>
    </style:style>
    <style:style style:name="P333" style:parent-style-name="Standard" style:family="paragraph">
      <style:paragraph-properties fo:margin-bottom="0.1111in" style:line-height-at-least="0.2166in"/>
      <style:text-properties style:font-name="Times New Roman" style:font-name-complex="Times New Roman"/>
    </style:style>
    <style:style style:name="P334" style:parent-style-name="Standard" style:family="paragraph">
      <style:paragraph-properties fo:margin-bottom="0.1111in" style:line-height-at-least="0.2166in"/>
      <style:text-properties style:font-name="Times New Roman" style:font-name-complex="Times New Roman"/>
    </style:style>
    <style:style style:name="P335" style:parent-style-name="Standard" style:family="paragraph">
      <style:paragraph-properties fo:margin-bottom="0.1111in" style:line-height-at-least="0.2166in"/>
      <style:text-properties style:font-name="Times New Roman" style:font-name-complex="Times New Roman"/>
    </style:style>
    <style:style style:name="P336" style:parent-style-name="Standard" style:family="paragraph">
      <style:paragraph-properties fo:margin-bottom="0.1111in" style:line-height-at-least="0.2166in"/>
      <style:text-properties style:font-name="Times New Roman" style:font-name-complex="Times New Roman"/>
    </style:style>
    <style:style style:name="P337" style:parent-style-name="Standard" style:family="paragraph">
      <style:paragraph-properties fo:margin-bottom="0.1111in" style:line-height-at-least="0.2166in"/>
      <style:text-properties style:font-name="Times New Roman" style:font-name-complex="Times New Roman"/>
    </style:style>
    <style:style style:name="P338" style:parent-style-name="Standard" style:family="paragraph">
      <style:paragraph-properties fo:margin-bottom="0.1111in" style:line-height-at-least="0.2166in"/>
      <style:text-properties style:font-name="Times New Roman" style:font-name-complex="Times New Roman"/>
    </style:style>
    <style:style style:name="P339" style:parent-style-name="Standard" style:family="paragraph">
      <style:paragraph-properties fo:margin-bottom="0.1111in" style:line-height-at-least="0.2166in"/>
      <style:text-properties style:font-name="Times New Roman" style:font-name-complex="Times New Roman"/>
    </style:style>
    <style:style style:name="P340" style:parent-style-name="Standard" style:family="paragraph">
      <style:paragraph-properties fo:margin-bottom="0.1111in" style:line-height-at-least="0.2166in"/>
      <style:text-properties style:font-name="Times New Roman" style:font-name-complex="Times New Roman"/>
    </style:style>
    <style:style style:name="P341" style:parent-style-name="Standard" style:family="paragraph">
      <style:paragraph-properties fo:margin-bottom="0.1111in" style:line-height-at-least="0.2166in"/>
      <style:text-properties style:font-name="Times New Roman" style:font-name-complex="Times New Roman"/>
    </style:style>
    <style:style style:name="P342" style:parent-style-name="Standard" style:family="paragraph">
      <style:paragraph-properties fo:margin-bottom="0.1111in" style:line-height-at-least="0.2166in"/>
      <style:text-properties style:font-name="Times New Roman" style:font-name-complex="Times New Roman"/>
    </style:style>
    <style:style style:name="P343" style:parent-style-name="Standard" style:family="paragraph">
      <style:paragraph-properties fo:margin-bottom="0.1111in" style:line-height-at-least="0.2166in"/>
      <style:text-properties style:font-name="Times New Roman" style:font-name-complex="Times New Roman"/>
    </style:style>
    <style:style style:name="P344" style:parent-style-name="Standard" style:family="paragraph">
      <style:paragraph-properties fo:margin-bottom="0.1111in" style:line-height-at-least="0.2166in"/>
      <style:text-properties style:font-name="Times New Roman" style:font-name-complex="Times New Roman"/>
    </style:style>
    <style:style style:name="P345" style:parent-style-name="Standard" style:family="paragraph">
      <style:paragraph-properties fo:margin-bottom="0.1111in" style:line-height-at-least="0.2166in"/>
      <style:text-properties style:font-name="Times New Roman" style:font-name-complex="Times New Roman"/>
    </style:style>
    <style:style style:name="P346" style:parent-style-name="Standard" style:family="paragraph">
      <style:paragraph-properties fo:margin-bottom="0.1111in" style:line-height-at-least="0.2166in"/>
      <style:text-properties style:font-name="Times New Roman" style:font-name-complex="Times New Roman"/>
    </style:style>
    <style:style style:name="P347" style:parent-style-name="Standard" style:family="paragraph">
      <style:paragraph-properties fo:margin-bottom="0.1111in" style:line-height-at-least="0.2166in"/>
      <style:text-properties style:font-name="Times New Roman" style:font-name-complex="Times New Roman"/>
    </style:style>
    <style:style style:name="P348" style:parent-style-name="Standard" style:family="paragraph">
      <style:paragraph-properties fo:margin-bottom="0.1111in" style:line-height-at-least="0.2166in"/>
      <style:text-properties style:font-name="Times New Roman" style:font-name-complex="Times New Roman"/>
    </style:style>
    <style:style style:name="P349" style:parent-style-name="Standard" style:family="paragraph">
      <style:paragraph-properties fo:margin-bottom="0.1111in" style:line-height-at-least="0.2166in"/>
      <style:text-properties style:font-name="Times New Roman" style:font-name-complex="Times New Roman"/>
    </style:style>
    <style:style style:name="P350" style:parent-style-name="Standard" style:family="paragraph">
      <style:paragraph-properties fo:margin-bottom="0.1111in" style:line-height-at-least="0.2166in"/>
      <style:text-properties style:font-name="Times New Roman" style:font-name-complex="Times New Roman"/>
    </style:style>
    <style:style style:name="P351" style:parent-style-name="Standard" style:family="paragraph">
      <style:paragraph-properties fo:margin-bottom="0.1111in" style:line-height-at-least="0.2166in"/>
      <style:text-properties style:font-name="Times New Roman" style:font-name-complex="Times New Roman"/>
    </style:style>
    <style:style style:name="P352" style:parent-style-name="Standard" style:family="paragraph">
      <style:paragraph-properties fo:margin-bottom="0.1111in" style:line-height-at-least="0.2166in"/>
      <style:text-properties style:font-name="Times New Roman" style:font-name-complex="Times New Roman"/>
    </style:style>
    <style:style style:name="P353" style:parent-style-name="Standard" style:family="paragraph">
      <style:paragraph-properties fo:margin-bottom="0.1111in" style:line-height-at-least="0.2166in"/>
      <style:text-properties style:font-name="Times New Roman" style:font-name-complex="Times New Roman"/>
    </style:style>
    <style:style style:name="P354" style:parent-style-name="Standard" style:family="paragraph">
      <style:paragraph-properties fo:margin-bottom="0.1111in" style:line-height-at-least="0.2166in"/>
      <style:text-properties style:font-name="Times New Roman" style:font-name-complex="Times New Roman"/>
    </style:style>
    <style:style style:name="P355" style:parent-style-name="Standard" style:family="paragraph">
      <style:paragraph-properties fo:margin-bottom="0.1111in" style:line-height-at-least="0.2166in"/>
      <style:text-properties style:font-name="Times New Roman" style:font-name-complex="Times New Roman"/>
    </style:style>
    <style:style style:name="P356" style:parent-style-name="Standard" style:family="paragraph">
      <style:paragraph-properties fo:margin-bottom="0.1111in" style:line-height-at-least="0.2166in"/>
      <style:text-properties style:font-name="Times New Roman" style:font-name-complex="Times New Roman"/>
    </style:style>
    <style:style style:name="P357" style:parent-style-name="Standard" style:family="paragraph">
      <style:paragraph-properties fo:margin-bottom="0.1111in" style:line-height-at-least="0.2166in"/>
      <style:text-properties style:font-name="Times New Roman" style:font-name-complex="Times New Roman"/>
    </style:style>
    <style:style style:name="P358" style:parent-style-name="Standard" style:family="paragraph">
      <style:paragraph-properties fo:margin-bottom="0.1111in" style:line-height-at-least="0.2166in"/>
      <style:text-properties style:font-name="Times New Roman" style:font-name-complex="Times New Roman"/>
    </style:style>
    <style:style style:name="P359" style:parent-style-name="Standard" style:family="paragraph">
      <style:paragraph-properties fo:margin-bottom="0.1111in" style:line-height-at-least="0.2166in"/>
      <style:text-properties style:font-name="Times New Roman" style:font-name-complex="Times New Roman"/>
    </style:style>
    <style:style style:name="P360" style:parent-style-name="Standard" style:family="paragraph">
      <style:paragraph-properties fo:margin-bottom="0.1111in" style:line-height-at-least="0.2166in"/>
      <style:text-properties style:font-name="Times New Roman" style:font-name-complex="Times New Roman"/>
    </style:style>
    <style:style style:name="P361" style:parent-style-name="Standard" style:family="paragraph">
      <style:paragraph-properties fo:margin-bottom="0.1111in" style:line-height-at-least="0.2166in"/>
      <style:text-properties style:font-name="Times New Roman" style:font-name-complex="Times New Roman"/>
    </style:style>
    <style:style style:name="P362" style:parent-style-name="Standard" style:family="paragraph">
      <style:paragraph-properties fo:margin-bottom="0.1111in" style:line-height-at-least="0.2166in"/>
      <style:text-properties style:font-name="Times New Roman" style:font-name-complex="Times New Roman"/>
    </style:style>
    <style:style style:name="P363" style:parent-style-name="Standard" style:family="paragraph">
      <style:paragraph-properties fo:margin-bottom="0.1111in" style:line-height-at-least="0.2166in"/>
      <style:text-properties style:font-name="Times New Roman" style:font-name-complex="Times New Roman"/>
    </style:style>
    <style:style style:name="P364" style:parent-style-name="Standard" style:family="paragraph">
      <style:paragraph-properties fo:margin-bottom="0.1111in" style:line-height-at-least="0.2166in"/>
      <style:text-properties style:font-name="Times New Roman" style:font-name-complex="Times New Roman"/>
    </style:style>
    <style:style style:name="P365" style:parent-style-name="Standard" style:family="paragraph">
      <style:paragraph-properties fo:margin-bottom="0.1111in" style:line-height-at-least="0.2166in"/>
      <style:text-properties style:font-name="Times New Roman" style:font-name-complex="Times New Roman"/>
    </style:style>
    <style:style style:name="P366" style:parent-style-name="Standard" style:family="paragraph">
      <style:paragraph-properties fo:margin-bottom="0.1111in" style:line-height-at-least="0.2166in"/>
      <style:text-properties style:font-name="Times New Roman" style:font-name-complex="Times New Roman"/>
    </style:style>
    <style:style style:name="P367" style:parent-style-name="Standard" style:family="paragraph">
      <style:paragraph-properties fo:margin-bottom="0.1111in" style:line-height-at-least="0.2166in"/>
      <style:text-properties style:font-name="Times New Roman" style:font-name-complex="Times New Roman"/>
    </style:style>
    <style:style style:name="P368" style:parent-style-name="Standard" style:family="paragraph">
      <style:paragraph-properties fo:margin-bottom="0.1111in" style:line-height-at-least="0.2166in"/>
      <style:text-properties style:font-name="Times New Roman" style:font-name-complex="Times New Roman"/>
    </style:style>
    <style:style style:name="P369" style:parent-style-name="Standard" style:family="paragraph">
      <style:paragraph-properties fo:margin-bottom="0.1111in" style:line-height-at-least="0.2166in"/>
      <style:text-properties style:font-name="Times New Roman" style:font-name-complex="Times New Roman"/>
    </style:style>
    <style:style style:name="P370" style:parent-style-name="Standard" style:family="paragraph">
      <style:paragraph-properties fo:margin-bottom="0.1111in" style:line-height-at-least="0.2166in"/>
      <style:text-properties style:font-name="Times New Roman" style:font-name-complex="Times New Roman"/>
    </style:style>
    <style:style style:name="P371" style:parent-style-name="Standard" style:family="paragraph">
      <style:paragraph-properties fo:margin-bottom="0.1111in" style:line-height-at-least="0.2166in"/>
      <style:text-properties style:font-name="Times New Roman" style:font-name-complex="Times New Roman"/>
    </style:style>
    <style:style style:name="P372" style:parent-style-name="Standard" style:family="paragraph">
      <style:paragraph-properties fo:margin-bottom="0.1111in" style:line-height-at-least="0.2166in"/>
      <style:text-properties style:font-name="Times New Roman" style:font-name-complex="Times New Roman"/>
    </style:style>
    <style:style style:name="P373" style:parent-style-name="Standard" style:family="paragraph">
      <style:paragraph-properties fo:margin-bottom="0.1111in" style:line-height-at-least="0.2166in"/>
      <style:text-properties style:font-name="Times New Roman" style:font-name-complex="Times New Roman"/>
    </style:style>
    <style:style style:name="P374" style:parent-style-name="Standard" style:family="paragraph">
      <style:paragraph-properties fo:margin-bottom="0.1111in" style:line-height-at-least="0.2166in"/>
      <style:text-properties style:font-name="Times New Roman" style:font-name-complex="Times New Roman"/>
    </style:style>
    <style:style style:name="P375" style:parent-style-name="Standard" style:family="paragraph">
      <style:paragraph-properties fo:margin-bottom="0.1111in" style:line-height-at-least="0.2166in"/>
      <style:text-properties style:font-name="Times New Roman" style:font-name-complex="Times New Roman"/>
    </style:style>
    <style:style style:name="P376" style:parent-style-name="Standard" style:family="paragraph">
      <style:paragraph-properties fo:margin-bottom="0.1111in" style:line-height-at-least="0.2166in"/>
      <style:text-properties style:font-name="Times New Roman" style:font-name-complex="Times New Roman"/>
    </style:style>
    <style:style style:name="P377" style:parent-style-name="Standard" style:family="paragraph">
      <style:paragraph-properties fo:margin-bottom="0.1111in" style:line-height-at-least="0.2166in"/>
      <style:text-properties style:font-name="Times New Roman" style:font-name-complex="Times New Roman"/>
    </style:style>
    <style:style style:name="P378" style:parent-style-name="Standard" style:family="paragraph">
      <style:paragraph-properties fo:margin-bottom="0.1111in" style:line-height-at-least="0.2166in"/>
      <style:text-properties style:font-name="Times New Roman" style:font-name-complex="Times New Roman"/>
    </style:style>
    <style:style style:name="P379" style:parent-style-name="Standard" style:family="paragraph">
      <style:paragraph-properties fo:margin-bottom="0.1111in" style:line-height-at-least="0.2166in"/>
      <style:text-properties style:font-name="Times New Roman" style:font-name-complex="Times New Roman"/>
    </style:style>
    <style:style style:name="P380" style:parent-style-name="Standard" style:family="paragraph">
      <style:paragraph-properties fo:margin-bottom="0.1111in" style:line-height-at-least="0.2166in"/>
      <style:text-properties style:font-name="Times New Roman" style:font-name-complex="Times New Roman"/>
    </style:style>
    <style:style style:name="P381" style:parent-style-name="Standard" style:family="paragraph">
      <style:paragraph-properties fo:margin-bottom="0.1111in" style:line-height-at-least="0.2166in"/>
      <style:text-properties style:font-name="Times New Roman" style:font-name-complex="Times New Roman"/>
    </style:style>
    <style:style style:name="P382" style:parent-style-name="Standard" style:family="paragraph">
      <style:paragraph-properties fo:margin-bottom="0.1111in" style:line-height-at-least="0.2166in"/>
      <style:text-properties style:font-name="Times New Roman" style:font-name-complex="Times New Roman"/>
    </style:style>
    <style:style style:name="P383" style:parent-style-name="Standard" style:family="paragraph">
      <style:paragraph-properties fo:margin-bottom="0.1111in" style:line-height-at-least="0.2166in"/>
      <style:text-properties style:font-name="Times New Roman" style:font-name-complex="Times New Roman"/>
    </style:style>
    <style:style style:name="P384" style:parent-style-name="Standard" style:family="paragraph">
      <style:paragraph-properties fo:margin-bottom="0.1111in" style:line-height-at-least="0.2166in"/>
      <style:text-properties style:font-name="Times New Roman" style:font-name-complex="Times New Roman"/>
    </style:style>
    <style:style style:name="P385" style:parent-style-name="Standard" style:family="paragraph">
      <style:paragraph-properties fo:margin-bottom="0.1111in" style:line-height-at-least="0.2166in"/>
      <style:text-properties style:font-name="Times New Roman" style:font-name-complex="Times New Roman"/>
    </style:style>
    <style:style style:name="P386" style:parent-style-name="Standard" style:family="paragraph">
      <style:paragraph-properties fo:margin-bottom="0.1111in" style:line-height-at-least="0.2166in"/>
      <style:text-properties style:font-name="Times New Roman" style:font-name-complex="Times New Roman"/>
    </style:style>
    <style:style style:name="P387" style:parent-style-name="Standard" style:family="paragraph">
      <style:paragraph-properties fo:margin-bottom="0.1111in" style:line-height-at-least="0.2166in"/>
      <style:text-properties style:font-name="Times New Roman" style:font-name-complex="Times New Roman"/>
    </style:style>
    <style:style style:name="P388" style:parent-style-name="Standard" style:family="paragraph">
      <style:paragraph-properties fo:margin-bottom="0.1111in" style:line-height-at-least="0.2166in"/>
      <style:text-properties style:font-name="Times New Roman" style:font-name-complex="Times New Roman"/>
    </style:style>
    <style:style style:name="P389" style:parent-style-name="Standard" style:family="paragraph">
      <style:paragraph-properties fo:margin-bottom="0.1111in" style:line-height-at-least="0.2166in"/>
      <style:text-properties style:font-name="Times New Roman" style:font-name-complex="Times New Roman"/>
    </style:style>
    <style:style style:name="P390" style:parent-style-name="Standard" style:family="paragraph">
      <style:paragraph-properties fo:margin-bottom="0.1111in" style:line-height-at-least="0.2166in"/>
      <style:text-properties style:font-name="Times New Roman" style:font-name-complex="Times New Roman"/>
    </style:style>
    <style:style style:name="P391" style:parent-style-name="Standard" style:family="paragraph">
      <style:paragraph-properties fo:margin-bottom="0.1111in" style:line-height-at-least="0.2166in"/>
      <style:text-properties style:font-name="Times New Roman" style:font-name-complex="Times New Roman"/>
    </style:style>
    <style:style style:name="P392" style:parent-style-name="Standard" style:family="paragraph">
      <style:paragraph-properties fo:margin-bottom="0.1111in" style:line-height-at-least="0.2166in"/>
      <style:text-properties style:font-name="Times New Roman" style:font-name-complex="Times New Roman"/>
    </style:style>
    <style:style style:name="P393" style:parent-style-name="Standard" style:family="paragraph">
      <style:paragraph-properties fo:margin-bottom="0.1111in" style:line-height-at-least="0.2166in"/>
      <style:text-properties style:font-name="Times New Roman" style:font-name-complex="Times New Roman"/>
    </style:style>
    <style:style style:name="P394" style:parent-style-name="Standard" style:family="paragraph">
      <style:paragraph-properties fo:margin-bottom="0.1111in" style:line-height-at-least="0.2166in"/>
      <style:text-properties style:font-name="Times New Roman" style:font-name-complex="Times New Roman"/>
    </style:style>
    <style:style style:name="P395" style:parent-style-name="Standard" style:family="paragraph">
      <style:paragraph-properties fo:margin-bottom="0.1111in" style:line-height-at-least="0.2166in"/>
      <style:text-properties style:font-name="Times New Roman" style:font-name-complex="Times New Roman"/>
    </style:style>
    <style:style style:name="P396" style:parent-style-name="Standard" style:family="paragraph">
      <style:paragraph-properties fo:margin-bottom="0.1111in" style:line-height-at-least="0.2166in"/>
      <style:text-properties style:font-name="Times New Roman" style:font-name-complex="Times New Roman"/>
    </style:style>
    <style:style style:name="P397" style:parent-style-name="Standard" style:family="paragraph">
      <style:paragraph-properties fo:margin-bottom="0.1111in" style:line-height-at-least="0.2166in"/>
      <style:text-properties style:font-name="Times New Roman" style:font-name-complex="Times New Roman"/>
    </style:style>
    <style:style style:name="P398" style:parent-style-name="Standard" style:family="paragraph">
      <style:paragraph-properties fo:margin-bottom="0.1111in" style:line-height-at-least="0.2166in"/>
      <style:text-properties style:font-name="Times New Roman" style:font-name-complex="Times New Roman"/>
    </style:style>
    <style:style style:name="P399" style:parent-style-name="Standard" style:family="paragraph">
      <style:paragraph-properties fo:margin-bottom="0.1111in" style:line-height-at-least="0.2166in"/>
      <style:text-properties style:font-name="Times New Roman" style:font-name-complex="Times New Roman"/>
    </style:style>
    <style:style style:name="P400" style:parent-style-name="Standard" style:family="paragraph">
      <style:paragraph-properties fo:margin-bottom="0.1111in" style:line-height-at-least="0.2166in"/>
      <style:text-properties style:font-name="Times New Roman" style:font-name-complex="Times New Roman"/>
    </style:style>
    <style:style style:name="P401" style:parent-style-name="Standard" style:family="paragraph">
      <style:paragraph-properties fo:margin-bottom="0.1111in" style:line-height-at-least="0.2166in"/>
      <style:text-properties style:font-name="Times New Roman" style:font-name-complex="Times New Roman"/>
    </style:style>
    <style:style style:name="P402" style:parent-style-name="Standard" style:family="paragraph">
      <style:paragraph-properties fo:margin-bottom="0.1111in" style:line-height-at-least="0.2166in"/>
      <style:text-properties style:font-name="Times New Roman" style:font-name-complex="Times New Roman"/>
    </style:style>
    <style:style style:name="P403" style:parent-style-name="Standard" style:family="paragraph">
      <style:paragraph-properties fo:margin-bottom="0.1111in" style:line-height-at-least="0.2166in"/>
      <style:text-properties style:font-name="Times New Roman" style:font-name-complex="Times New Roman"/>
    </style:style>
    <style:style style:name="P404" style:parent-style-name="Standard" style:family="paragraph">
      <style:paragraph-properties fo:margin-bottom="0.1111in" style:line-height-at-least="0.2166in"/>
      <style:text-properties style:font-name="Times New Roman" style:font-name-complex="Times New Roman"/>
    </style:style>
    <style:style style:name="P405" style:parent-style-name="Standard" style:family="paragraph">
      <style:paragraph-properties fo:margin-bottom="0.1111in" style:line-height-at-least="0.2166in"/>
      <style:text-properties style:font-name="Times New Roman" style:font-name-complex="Times New Roman"/>
    </style:style>
    <style:style style:name="P406" style:parent-style-name="Standard" style:family="paragraph">
      <style:paragraph-properties fo:margin-bottom="0.1111in" style:line-height-at-least="0.2166in"/>
      <style:text-properties style:font-name="Times New Roman" style:font-name-complex="Times New Roman"/>
    </style:style>
    <style:style style:name="P407" style:parent-style-name="Standard" style:family="paragraph">
      <style:paragraph-properties fo:margin-bottom="0.1111in" style:line-height-at-least="0.2166in"/>
      <style:text-properties style:font-name="Times New Roman" style:font-name-complex="Times New Roman"/>
    </style:style>
    <style:style style:name="P408" style:parent-style-name="Standard" style:family="paragraph">
      <style:paragraph-properties fo:margin-bottom="0.1111in" style:line-height-at-least="0.2166in"/>
      <style:text-properties style:font-name="Times New Roman" style:font-name-complex="Times New Roman"/>
    </style:style>
    <style:style style:name="P409" style:parent-style-name="Standard" style:family="paragraph">
      <style:paragraph-properties fo:margin-bottom="0.1111in" style:line-height-at-least="0.2166in"/>
      <style:text-properties style:font-name="Times New Roman" style:font-name-complex="Times New Roman"/>
    </style:style>
    <style:style style:name="P410" style:parent-style-name="Standard" style:family="paragraph">
      <style:paragraph-properties fo:margin-bottom="0.1111in" style:line-height-at-least="0.2166in"/>
      <style:text-properties style:font-name="Times New Roman" style:font-name-complex="Times New Roman"/>
    </style:style>
    <style:style style:name="P411" style:parent-style-name="Standard" style:family="paragraph">
      <style:paragraph-properties fo:margin-bottom="0.1111in" style:line-height-at-least="0.2166in"/>
      <style:text-properties style:font-name="Times New Roman" style:font-name-complex="Times New Roman"/>
    </style:style>
    <style:style style:name="P412" style:parent-style-name="Standard" style:family="paragraph">
      <style:paragraph-properties fo:margin-bottom="0.1111in" style:line-height-at-least="0.2166in"/>
      <style:text-properties style:font-name="Times New Roman" style:font-name-complex="Times New Roman"/>
    </style:style>
    <style:style style:name="P413" style:parent-style-name="Standard" style:family="paragraph">
      <style:paragraph-properties fo:margin-bottom="0.1111in" style:line-height-at-least="0.2166in"/>
      <style:text-properties style:font-name="Times New Roman" style:font-name-complex="Times New Roman"/>
    </style:style>
    <style:style style:name="P414" style:parent-style-name="Standard" style:family="paragraph">
      <style:paragraph-properties fo:margin-bottom="0.1111in" style:line-height-at-least="0.2166in"/>
      <style:text-properties style:font-name="Times New Roman" style:font-name-complex="Times New Roman"/>
    </style:style>
    <style:style style:name="P415" style:parent-style-name="Standard" style:family="paragraph">
      <style:paragraph-properties fo:margin-bottom="0.1111in" style:line-height-at-least="0.2166in"/>
      <style:text-properties style:font-name="Times New Roman" style:font-name-complex="Times New Roman"/>
    </style:style>
    <style:style style:name="P416" style:parent-style-name="Standard" style:family="paragraph">
      <style:paragraph-properties fo:margin-bottom="0.1111in" style:line-height-at-least="0.2166in"/>
      <style:text-properties style:font-name="Times New Roman" style:font-name-complex="Times New Roman"/>
    </style:style>
    <style:style style:name="P417" style:parent-style-name="Standard" style:family="paragraph">
      <style:paragraph-properties fo:margin-bottom="0.1111in" style:line-height-at-least="0.2166in"/>
      <style:text-properties style:font-name="Times New Roman" style:font-name-complex="Times New Roman"/>
    </style:style>
    <style:style style:name="P418" style:parent-style-name="Standard" style:family="paragraph">
      <style:paragraph-properties fo:margin-bottom="0.1111in" style:line-height-at-least="0.2166in"/>
      <style:text-properties style:font-name="Times New Roman" style:font-name-complex="Times New Roman"/>
    </style:style>
    <style:style style:name="P419" style:parent-style-name="Standard" style:family="paragraph">
      <style:paragraph-properties fo:margin-bottom="0.1111in" style:line-height-at-least="0.2166in"/>
      <style:text-properties style:font-name="Times New Roman" style:font-name-complex="Times New Roman"/>
    </style:style>
    <style:style style:name="P420" style:parent-style-name="Standard" style:family="paragraph">
      <style:paragraph-properties fo:margin-bottom="0.1111in" style:line-height-at-least="0.2166in"/>
      <style:text-properties style:font-name="Times New Roman" style:font-name-complex="Times New Roman"/>
    </style:style>
    <style:style style:name="P421" style:parent-style-name="Standard" style:family="paragraph">
      <style:paragraph-properties fo:margin-bottom="0.1111in" style:line-height-at-least="0.2166in"/>
      <style:text-properties style:font-name="Times New Roman" style:font-name-complex="Times New Roman"/>
    </style:style>
    <style:style style:name="P422" style:parent-style-name="Standard" style:family="paragraph">
      <style:paragraph-properties fo:margin-bottom="0.1111in" style:line-height-at-least="0.2166in"/>
      <style:text-properties style:font-name="Times New Roman" style:font-name-complex="Times New Roman"/>
    </style:style>
    <style:style style:name="P423" style:parent-style-name="Standard" style:family="paragraph">
      <style:paragraph-properties fo:margin-bottom="0.1111in" style:line-height-at-least="0.2166in"/>
      <style:text-properties style:font-name="Times New Roman" style:font-name-complex="Times New Roman"/>
    </style:style>
    <style:style style:name="P424" style:parent-style-name="Standard" style:family="paragraph">
      <style:paragraph-properties fo:margin-bottom="0.1111in" style:line-height-at-least="0.2166in"/>
      <style:text-properties style:font-name="Times New Roman" style:font-name-complex="Times New Roman"/>
    </style:style>
    <style:style style:name="P425" style:parent-style-name="Standard" style:family="paragraph">
      <style:paragraph-properties fo:margin-bottom="0.1111in" style:line-height-at-least="0.2166in"/>
      <style:text-properties style:font-name="Times New Roman" style:font-name-complex="Times New Roman"/>
    </style:style>
    <style:style style:name="P426" style:parent-style-name="Standard" style:family="paragraph">
      <style:paragraph-properties fo:margin-bottom="0.1111in" style:line-height-at-least="0.2166in"/>
      <style:text-properties style:font-name="Times New Roman" style:font-name-complex="Times New Roman"/>
    </style:style>
    <style:style style:name="P427" style:parent-style-name="Standard" style:family="paragraph">
      <style:paragraph-properties fo:margin-bottom="0.1111in" style:line-height-at-least="0.2166in"/>
      <style:text-properties style:font-name="Times New Roman" style:font-name-complex="Times New Roman"/>
    </style:style>
    <style:style style:name="P428" style:parent-style-name="Standard" style:family="paragraph">
      <style:paragraph-properties fo:margin-bottom="0.1111in" style:line-height-at-least="0.2166in"/>
      <style:text-properties style:font-name="Times New Roman" style:font-name-complex="Times New Roman"/>
    </style:style>
    <style:style style:name="P429" style:parent-style-name="Standard" style:family="paragraph">
      <style:paragraph-properties fo:margin-bottom="0.1111in" style:line-height-at-least="0.2166in"/>
      <style:text-properties style:font-name="Times New Roman" style:font-name-complex="Times New Roman"/>
    </style:style>
    <style:style style:name="P430" style:parent-style-name="Standard" style:family="paragraph">
      <style:paragraph-properties fo:margin-bottom="0.1111in" style:line-height-at-least="0.2166in"/>
      <style:text-properties style:font-name="Times New Roman" style:font-name-complex="Times New Roman"/>
    </style:style>
    <style:style style:name="P431" style:parent-style-name="Standard" style:family="paragraph">
      <style:paragraph-properties fo:margin-bottom="0.1111in" style:line-height-at-least="0.2166in"/>
      <style:text-properties style:font-name="Times New Roman" style:font-name-complex="Times New Roman"/>
    </style:style>
    <style:style style:name="P432" style:parent-style-name="Standard" style:family="paragraph">
      <style:paragraph-properties fo:margin-bottom="0.1111in" style:line-height-at-least="0.2166in"/>
      <style:text-properties style:font-name="Times New Roman" style:font-name-complex="Times New Roman"/>
    </style:style>
    <style:style style:name="P433" style:parent-style-name="Standard" style:family="paragraph">
      <style:paragraph-properties fo:margin-bottom="0.1111in" style:line-height-at-least="0.2166in"/>
      <style:text-properties style:font-name="Times New Roman" style:font-name-complex="Times New Roman"/>
    </style:style>
    <style:style style:name="P434" style:parent-style-name="Standard" style:family="paragraph">
      <style:paragraph-properties fo:margin-bottom="0.1111in" style:line-height-at-least="0.2166in"/>
      <style:text-properties style:font-name="Times New Roman" style:font-name-complex="Times New Roman"/>
    </style:style>
    <style:style style:name="P435" style:parent-style-name="Standard" style:family="paragraph">
      <style:paragraph-properties fo:margin-bottom="0.1111in" style:line-height-at-least="0.2166in"/>
      <style:text-properties style:font-name="Times New Roman" style:font-name-complex="Times New Roman"/>
    </style:style>
    <style:style style:name="P436" style:parent-style-name="Standard" style:family="paragraph">
      <style:paragraph-properties fo:margin-bottom="0.1111in" style:line-height-at-least="0.2166in"/>
      <style:text-properties style:font-name="Times New Roman" style:font-name-complex="Times New Roman"/>
    </style:style>
    <style:style style:name="P437" style:parent-style-name="Standard" style:family="paragraph">
      <style:paragraph-properties fo:margin-bottom="0.1111in" style:line-height-at-least="0.2166in"/>
      <style:text-properties style:font-name="Times New Roman" style:font-name-complex="Times New Roman"/>
    </style:style>
    <style:style style:name="P438" style:parent-style-name="Standard" style:family="paragraph">
      <style:paragraph-properties fo:margin-bottom="0.1111in" style:line-height-at-least="0.2166in"/>
      <style:text-properties style:font-name="Times New Roman" style:font-name-complex="Times New Roman"/>
    </style:style>
    <style:style style:name="P439" style:parent-style-name="Standard" style:family="paragraph">
      <style:paragraph-properties fo:margin-bottom="0.1111in" style:line-height-at-least="0.2166in"/>
      <style:text-properties style:font-name="Times New Roman" style:font-name-complex="Times New Roman"/>
    </style:style>
    <style:style style:name="P440" style:parent-style-name="Standard" style:family="paragraph">
      <style:paragraph-properties fo:margin-bottom="0.1111in" style:line-height-at-least="0.2166in"/>
      <style:text-properties style:font-name="Times New Roman" style:font-name-complex="Times New Roman"/>
    </style:style>
    <style:style style:name="P441" style:parent-style-name="Standard" style:family="paragraph">
      <style:paragraph-properties fo:margin-bottom="0.1111in" style:line-height-at-least="0.2166in"/>
      <style:text-properties style:font-name="Times New Roman" style:font-name-complex="Times New Roman"/>
    </style:style>
    <style:style style:name="P442" style:parent-style-name="Standard" style:family="paragraph">
      <style:paragraph-properties fo:margin-bottom="0.1111in" style:line-height-at-least="0.2166in"/>
      <style:text-properties style:font-name="Times New Roman" style:font-name-complex="Times New Roman"/>
    </style:style>
    <style:style style:name="P443" style:parent-style-name="Standard" style:family="paragraph">
      <style:paragraph-properties fo:margin-bottom="0.1111in" style:line-height-at-least="0.2166in"/>
      <style:text-properties style:font-name="Times New Roman" style:font-name-complex="Times New Roman"/>
    </style:style>
    <style:style style:name="P444" style:parent-style-name="Standard" style:family="paragraph">
      <style:paragraph-properties fo:margin-bottom="0.1111in" style:line-height-at-least="0.2166in"/>
      <style:text-properties style:font-name="Times New Roman" style:font-name-complex="Times New Roman"/>
    </style:style>
    <style:style style:name="P445" style:parent-style-name="Standard" style:family="paragraph">
      <style:paragraph-properties fo:margin-bottom="0.1111in" style:line-height-at-least="0.2166in"/>
      <style:text-properties style:font-name="Times New Roman" style:font-name-complex="Times New Roman"/>
    </style:style>
    <style:style style:name="P446" style:parent-style-name="Standard" style:family="paragraph">
      <style:paragraph-properties fo:margin-bottom="0.1111in" style:line-height-at-least="0.2166in" fo:margin-left="0.25in" fo:text-indent="-0.25in">
        <style:tab-stops/>
      </style:paragraph-properties>
    </style:style>
    <style:style style:name="T447" style:parent-style-name="Основнойшрифтабзаца" style:family="text">
      <style:text-properties style:font-name="Times New Roman" style:font-name-complex="Times New Roman" fo:language="ru" fo:country="RU"/>
    </style:style>
    <style:style style:name="T448" style:parent-style-name="Основнойшрифтабзаца" style:family="text">
      <style:text-properties style:font-name="Times New Roman" style:font-name-complex="Times New Roman" fo:language="en" fo:country="US"/>
    </style:style>
    <style:style style:name="T449" style:parent-style-name="Основнойшрифтабзаца" style:family="text">
      <style:text-properties style:font-name="Times New Roman" style:font-name-complex="Times New Roman"/>
    </style:style>
    <style:style style:name="T450" style:parent-style-name="Основнойшрифтабзаца" style:family="text">
      <style:text-properties style:font-name="Times New Roman" style:font-name-complex="Times New Roman" fo:language="ru" fo:country="RU"/>
    </style:style>
    <style:style style:name="P45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5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5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5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5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5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5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5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5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6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61" style:parent-style-name="Standard" style:family="paragraph">
      <style:paragraph-properties fo:margin-bottom="0.1111in" style:line-height-at-least="0.2166in" fo:margin-left="0.25in" fo:text-indent="-0.25in">
        <style:tab-stops/>
      </style:paragraph-properties>
    </style:style>
    <style:style style:name="T462" style:parent-style-name="Основнойшрифтабзаца" style:family="text">
      <style:text-properties style:font-name="Times New Roman" style:font-name-complex="Times New Roman" fo:language="en" fo:country="US"/>
    </style:style>
    <style:style style:name="T463" style:parent-style-name="Основнойшрифтабзаца" style:family="text">
      <style:text-properties style:font-name="Times New Roman" style:font-name-complex="Times New Roman" fo:language="ru" fo:country="RU"/>
    </style:style>
    <style:style style:name="T464" style:parent-style-name="Основнойшрифтабзаца" style:family="text">
      <style:text-properties style:font-name="Times New Roman" style:font-name-complex="Times New Roman" fo:language="en" fo:country="US"/>
    </style:style>
    <style:style style:name="T465" style:parent-style-name="Основнойшрифтабзаца" style:family="text">
      <style:text-properties style:font-name="Times New Roman" style:font-name-complex="Times New Roman" fo:language="ru" fo:country="RU"/>
    </style:style>
    <style:style style:name="T466" style:parent-style-name="Основнойшрифтабзаца" style:family="text">
      <style:text-properties style:font-name="Times New Roman" style:font-name-complex="Times New Roman" fo:language="en" fo:country="US"/>
    </style:style>
    <style:style style:name="P46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6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6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7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7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7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7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7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7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76" style:parent-style-name="Standard" style:family="paragraph">
      <style:paragraph-properties fo:margin-bottom="0.1111in" style:line-height-at-least="0.2166in" fo:margin-left="0.25in" fo:text-indent="-0.25in">
        <style:tab-stops/>
      </style:paragraph-properties>
    </style:style>
    <style:style style:name="T477" style:parent-style-name="Основнойшрифтабзаца" style:family="text">
      <style:text-properties style:font-name="Times New Roman" style:font-name-complex="Times New Roman" fo:language="en" fo:country="US"/>
    </style:style>
    <style:style style:name="T478" style:parent-style-name="Основнойшрифтабзаца" style:family="text">
      <style:text-properties style:font-name="Times New Roman" style:font-name-complex="Times New Roman" fo:language="ru" fo:country="RU"/>
    </style:style>
    <style:style style:name="T479" style:parent-style-name="Основнойшрифтабзаца" style:family="text">
      <style:text-properties style:font-name="Times New Roman" style:font-name-complex="Times New Roman" fo:language="en" fo:country="US"/>
    </style:style>
    <style:style style:name="T480" style:parent-style-name="Основнойшрифтабзаца" style:family="text">
      <style:text-properties style:font-name="Times New Roman" style:font-name-complex="Times New Roman" fo:language="ru" fo:country="RU"/>
    </style:style>
    <style:style style:name="T481" style:parent-style-name="Основнойшрифтабзаца" style:family="text">
      <style:text-properties style:font-name="Times New Roman" style:font-name-complex="Times New Roman" fo:language="en" fo:country="US"/>
    </style:style>
    <style:style style:name="T482" style:parent-style-name="Основнойшрифтабзаца" style:family="text">
      <style:text-properties style:font-name="Times New Roman" style:font-name-complex="Times New Roman" fo:language="ru" fo:country="RU"/>
    </style:style>
    <style:style style:name="T483" style:parent-style-name="Основнойшрифтабзаца" style:family="text">
      <style:text-properties style:font-name="Times New Roman" style:font-name-complex="Times New Roman" fo:language="en" fo:country="US"/>
    </style:style>
    <style:style style:name="T484" style:parent-style-name="Основнойшрифтабзаца" style:family="text">
      <style:text-properties style:font-name="Times New Roman" style:font-name-complex="Times New Roman" fo:language="ru" fo:country="RU"/>
    </style:style>
    <style:style style:name="T485" style:parent-style-name="Основнойшрифтабзаца" style:family="text">
      <style:text-properties style:font-name="Times New Roman" style:font-name-complex="Times New Roman" fo:language="en" fo:country="US"/>
    </style:style>
    <style:style style:name="P48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8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8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8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9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91" style:parent-style-name="Standard" style:family="paragraph">
      <style:paragraph-properties fo:margin-bottom="0.1111in" style:line-height-at-least="0.2166in" fo:margin-left="0.25in" fo:text-indent="-0.25in">
        <style:tab-stops/>
      </style:paragraph-properties>
    </style:style>
    <style:style style:name="T492" style:parent-style-name="Основнойшрифтабзаца" style:family="text">
      <style:text-properties style:font-name="Times New Roman" style:font-name-complex="Times New Roman" fo:language="en" fo:country="US"/>
    </style:style>
    <style:style style:name="T493" style:parent-style-name="Основнойшрифтабзаца" style:family="text">
      <style:text-properties style:font-name="Times New Roman" style:font-name-complex="Times New Roman" fo:language="ru" fo:country="RU"/>
    </style:style>
    <style:style style:name="T494" style:parent-style-name="Основнойшрифтабзаца" style:family="text">
      <style:text-properties style:font-name="Times New Roman" style:font-name-complex="Times New Roman" fo:language="en" fo:country="US"/>
    </style:style>
    <style:style style:name="T495" style:parent-style-name="Основнойшрифтабзаца" style:family="text">
      <style:text-properties style:font-name="Times New Roman" style:font-name-complex="Times New Roman" fo:language="ru" fo:country="RU"/>
    </style:style>
    <style:style style:name="T496" style:parent-style-name="Основнойшрифтабзаца" style:family="text">
      <style:text-properties style:font-name="Times New Roman" style:font-name-complex="Times New Roman" fo:language="en" fo:country="US"/>
    </style:style>
    <style:style style:name="P49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9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49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0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0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0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0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0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0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06" style:parent-style-name="Standard" style:family="paragraph">
      <style:paragraph-properties fo:margin-bottom="0.1111in" style:line-height-at-least="0.2166in" fo:margin-left="0.25in" fo:text-indent="-0.25in">
        <style:tab-stops/>
      </style:paragraph-properties>
    </style:style>
    <style:style style:name="T507" style:parent-style-name="Основнойшрифтабзаца" style:family="text">
      <style:text-properties style:font-name="Times New Roman" style:font-name-complex="Times New Roman" fo:language="en" fo:country="US"/>
    </style:style>
    <style:style style:name="T508" style:parent-style-name="Основнойшрифтабзаца" style:family="text">
      <style:text-properties style:font-name="Times New Roman" style:font-name-complex="Times New Roman" fo:language="ru" fo:country="RU"/>
    </style:style>
    <style:style style:name="T509" style:parent-style-name="Основнойшрифтабзаца" style:family="text">
      <style:text-properties style:font-name="Times New Roman" style:font-name-complex="Times New Roman" fo:language="en" fo:country="US"/>
    </style:style>
    <style:style style:name="T510" style:parent-style-name="Основнойшрифтабзаца" style:family="text">
      <style:text-properties style:font-name="Times New Roman" style:font-name-complex="Times New Roman" fo:language="ru" fo:country="RU"/>
    </style:style>
    <style:style style:name="T511" style:parent-style-name="Основнойшрифтабзаца" style:family="text">
      <style:text-properties style:font-name="Times New Roman" style:font-name-complex="Times New Roman" fo:language="en" fo:country="US"/>
    </style:style>
    <style:style style:name="T512" style:parent-style-name="Основнойшрифтабзаца" style:family="text">
      <style:text-properties style:font-name="Times New Roman" style:font-name-complex="Times New Roman" fo:language="ru" fo:country="RU"/>
    </style:style>
    <style:style style:name="T513" style:parent-style-name="Основнойшрифтабзаца" style:family="text">
      <style:text-properties style:font-name="Times New Roman" style:font-name-complex="Times New Roman" fo:language="en" fo:country="US"/>
    </style:style>
    <style:style style:name="P51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1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1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1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1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19" style:parent-style-name="Standard" style:family="paragraph">
      <style:paragraph-properties fo:margin-bottom="0.1111in" style:line-height-at-least="0.2166in" fo:margin-left="0.25in" fo:text-indent="-0.25in">
        <style:tab-stops/>
      </style:paragraph-properties>
    </style:style>
    <style:style style:name="T520" style:parent-style-name="Основнойшрифтабзаца" style:family="text">
      <style:text-properties style:font-name="Times New Roman" style:font-name-complex="Times New Roman" fo:language="en" fo:country="US"/>
    </style:style>
    <style:style style:name="T521" style:parent-style-name="Основнойшрифтабзаца" style:family="text">
      <style:text-properties style:font-name="Times New Roman" style:font-name-complex="Times New Roman" fo:language="ru" fo:country="RU"/>
    </style:style>
    <style:style style:name="T522" style:parent-style-name="Основнойшрифтабзаца" style:family="text">
      <style:text-properties style:font-name="Times New Roman" style:font-name-complex="Times New Roman" fo:language="en" fo:country="US"/>
    </style:style>
    <style:style style:name="T523" style:parent-style-name="Основнойшрифтабзаца" style:family="text">
      <style:text-properties style:font-name="Times New Roman" style:font-name-complex="Times New Roman" fo:language="ru" fo:country="RU"/>
    </style:style>
    <style:style style:name="T524" style:parent-style-name="Основнойшрифтабзаца" style:family="text">
      <style:text-properties style:font-name="Times New Roman" style:font-name-complex="Times New Roman" fo:language="en" fo:country="US"/>
    </style:style>
    <style:style style:name="P52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2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2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2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2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3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3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3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3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34" style:parent-style-name="Standard" style:family="paragraph">
      <style:paragraph-properties fo:margin-bottom="0.1111in" style:line-height-at-least="0.2166in" fo:margin-left="0.25in" fo:text-indent="-0.25in">
        <style:tab-stops/>
      </style:paragraph-properties>
    </style:style>
    <style:style style:name="T535" style:parent-style-name="Основнойшрифтабзаца" style:family="text">
      <style:text-properties style:font-name="Times New Roman" style:font-name-complex="Times New Roman" fo:language="en" fo:country="US"/>
    </style:style>
    <style:style style:name="T536" style:parent-style-name="Основнойшрифтабзаца" style:family="text">
      <style:text-properties style:font-name="Times New Roman" style:font-name-complex="Times New Roman" fo:language="ru" fo:country="RU"/>
    </style:style>
    <style:style style:name="T537" style:parent-style-name="Основнойшрифтабзаца" style:family="text">
      <style:text-properties style:font-name="Times New Roman" style:font-name-complex="Times New Roman" fo:language="en" fo:country="US"/>
    </style:style>
    <style:style style:name="T538" style:parent-style-name="Основнойшрифтабзаца" style:family="text">
      <style:text-properties style:font-name="Times New Roman" style:font-name-complex="Times New Roman" fo:language="ru" fo:country="RU"/>
    </style:style>
    <style:style style:name="T539" style:parent-style-name="Основнойшрифтабзаца" style:family="text">
      <style:text-properties style:font-name="Times New Roman" style:font-name-complex="Times New Roman" fo:language="en" fo:country="US"/>
    </style:style>
    <style:style style:name="T540" style:parent-style-name="Основнойшрифтабзаца" style:family="text">
      <style:text-properties style:font-name="Times New Roman" style:font-name-complex="Times New Roman" fo:language="ru" fo:country="RU"/>
    </style:style>
    <style:style style:name="T541" style:parent-style-name="Основнойшрифтабзаца" style:family="text">
      <style:text-properties style:font-name="Times New Roman" style:font-name-complex="Times New Roman" fo:language="en" fo:country="US"/>
    </style:style>
    <style:style style:name="T542" style:parent-style-name="Основнойшрифтабзаца" style:family="text">
      <style:text-properties style:font-name="Times New Roman" style:font-name-complex="Times New Roman" fo:language="ru" fo:country="RU"/>
    </style:style>
    <style:style style:name="T543" style:parent-style-name="Основнойшрифтабзаца" style:family="text">
      <style:text-properties style:font-name="Times New Roman" style:font-name-complex="Times New Roman" fo:language="en" fo:country="US"/>
    </style:style>
    <style:style style:name="P544" style:parent-style-name="Standard" style:family="paragraph">
      <style:paragraph-properties fo:margin-bottom="0.1111in" style:line-height-at-least="0.2166in" fo:margin-left="0.25in" fo:text-indent="-0.25in">
        <style:tab-stops/>
      </style:paragraph-properties>
    </style:style>
    <style:style style:name="T545" style:parent-style-name="Основнойшрифтабзаца" style:family="text">
      <style:text-properties style:font-name="Times New Roman" style:font-name-complex="Times New Roman" fo:language="en" fo:country="US"/>
    </style:style>
    <style:style style:name="T546" style:parent-style-name="Основнойшрифтабзаца" style:family="text">
      <style:text-properties style:font-name="Times New Roman" style:font-name-complex="Times New Roman" fo:language="ru" fo:country="RU"/>
    </style:style>
    <style:style style:name="P54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ru" fo:country="RU"/>
    </style:style>
    <style:style style:name="P54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ru" fo:country="RU"/>
    </style:style>
    <style:style style:name="P54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5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6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en" fo:country="US"/>
    </style:style>
    <style:style style:name="P561" style:parent-style-name="Standard" style:family="paragraph">
      <style:paragraph-properties fo:margin-bottom="0.1111in" style:line-height-at-least="0.2166in" fo:margin-left="0.25in" fo:text-indent="-0.25in">
        <style:tab-stops/>
      </style:paragraph-properties>
    </style:style>
    <style:style style:name="T562" style:parent-style-name="Основнойшрифтабзаца" style:family="text">
      <style:text-properties style:font-name="Times New Roman" style:font-name-complex="Times New Roman" fo:language="en" fo:country="US"/>
    </style:style>
    <style:style style:name="T563" style:parent-style-name="Основнойшрифтабзаца" style:family="text">
      <style:text-properties style:font-name="Times New Roman" style:font-name-complex="Times New Roman" fo:language="ru" fo:country="RU"/>
    </style:style>
    <style:style style:name="P56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ru" fo:country="RU"/>
    </style:style>
    <style:style style:name="P56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ru" fo:country="RU"/>
    </style:style>
    <style:style style:name="P56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ru" fo:country="RU"/>
    </style:style>
    <style:style style:name="P56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fo:language="ru" fo:country="RU"/>
    </style:style>
    <style:style style:name="P568" style:parent-style-name="Standard" style:family="paragraph">
      <style:paragraph-properties fo:margin-bottom="0.1111in" style:line-height-at-least="0.2166in" fo:margin-left="0.25in" fo:text-indent="-0.25in">
        <style:tab-stops/>
      </style:paragraph-properties>
    </style:style>
    <style:style style:name="T569" style:parent-style-name="Основнойшрифтабзаца" style:family="text">
      <style:text-properties style:font-name="Times New Roman" style:font-name-complex="Times New Roman" fo:language="ru" fo:country="RU"/>
    </style:style>
    <style:style style:name="T570" style:parent-style-name="Основнойшрифтабзаца" style:family="text">
      <style:text-properties style:font-name="Times New Roman" style:font-name-complex="Times New Roman" fo:language="en" fo:country="US"/>
    </style:style>
    <style:style style:name="T571" style:parent-style-name="Основнойшрифтабзаца" style:family="text">
      <style:text-properties style:font-name="Times New Roman" style:font-name-complex="Times New Roman"/>
    </style:style>
    <style:style style:name="P57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7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7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7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7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7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7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7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8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59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0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1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2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3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4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5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6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7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8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69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0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01" style:parent-style-name="Standard" style:family="paragraph">
      <style:paragraph-properties fo:margin-bottom="0.1111in" style:line-height-at-least="0.2166in" fo:margin-left="0.25in" fo:text-indent="-0.25in">
        <style:tab-stops/>
      </style:paragraph-properties>
    </style:style>
    <style:style style:name="T702"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P70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04" style:parent-style-name="Standard" style:family="paragraph">
      <style:paragraph-properties fo:margin-bottom="0.1111in" style:line-height-at-least="0.2166in"/>
      <style:text-properties style:font-name="Times New Roman" style:font-name-complex="Times New Roman" style:use-window-font-color="true"/>
    </style:style>
    <style:style style:name="P705" style:parent-style-name="Standard" style:family="paragraph">
      <style:paragraph-properties fo:margin-bottom="0.1111in" style:line-height-at-least="0.2166in"/>
      <style:text-properties style:font-name="Times New Roman" style:font-name-complex="Times New Roman" style:use-window-font-color="true"/>
    </style:style>
    <style:style style:name="P706" style:parent-style-name="Standard" style:family="paragraph">
      <style:paragraph-properties fo:margin-bottom="0.1111in" style:line-height-at-least="0.2166in"/>
      <style:text-properties style:font-name="Times New Roman" style:font-name-complex="Times New Roman" style:use-window-font-color="true"/>
    </style:style>
    <style:style style:name="P707" style:parent-style-name="Standard" style:family="paragraph">
      <style:paragraph-properties fo:margin-bottom="0.1111in" style:line-height-at-least="0.2166in"/>
      <style:text-properties style:font-name="Times New Roman" style:font-name-complex="Times New Roman" style:use-window-font-color="true"/>
    </style:style>
    <style:style style:name="P708" style:parent-style-name="Standard" style:family="paragraph">
      <style:paragraph-properties fo:margin-bottom="0.1111in" style:line-height-at-least="0.2166in"/>
      <style:text-properties style:font-name="Times New Roman" style:font-name-complex="Times New Roman" style:use-window-font-color="true"/>
    </style:style>
    <style:style style:name="P709" style:parent-style-name="Standard" style:family="paragraph">
      <style:paragraph-properties fo:margin-bottom="0.1111in" style:line-height-at-least="0.2166in"/>
      <style:text-properties style:font-name="Times New Roman" style:font-name-complex="Times New Roman" style:use-window-font-color="true"/>
    </style:style>
    <style:style style:name="P710" style:parent-style-name="Standard" style:family="paragraph">
      <style:paragraph-properties fo:margin-bottom="0.1111in" style:line-height-at-least="0.2166in"/>
      <style:text-properties style:font-name="Times New Roman" style:font-name-complex="Times New Roman" style:use-window-font-color="true"/>
    </style:style>
    <style:style style:name="P711" style:parent-style-name="Standard" style:family="paragraph">
      <style:paragraph-properties fo:margin-bottom="0.1111in" style:line-height-at-least="0.2166in"/>
      <style:text-properties style:font-name="Times New Roman" style:font-name-complex="Times New Roman" style:use-window-font-color="true"/>
    </style:style>
    <style:style style:name="P712" style:parent-style-name="Standard" style:family="paragraph">
      <style:paragraph-properties fo:margin-bottom="0.1111in" style:line-height-at-least="0.2166in"/>
      <style:text-properties style:font-name="Times New Roman" style:font-name-complex="Times New Roman" style:use-window-font-color="true"/>
    </style:style>
    <style:style style:name="P713" style:parent-style-name="Standard" style:family="paragraph">
      <style:paragraph-properties fo:margin-bottom="0.1111in" style:line-height-at-least="0.2166in"/>
      <style:text-properties style:font-name="Times New Roman" style:font-name-complex="Times New Roman" style:use-window-font-color="true"/>
    </style:style>
    <style:style style:name="P714" style:parent-style-name="Standard" style:family="paragraph">
      <style:paragraph-properties fo:margin-bottom="0.1111in" style:line-height-at-least="0.2166in"/>
      <style:text-properties style:font-name="Times New Roman" style:font-name-complex="Times New Roman" style:use-window-font-color="true"/>
    </style:style>
    <style:style style:name="P715" style:parent-style-name="Standard" style:family="paragraph">
      <style:paragraph-properties fo:margin-bottom="0.1111in" style:line-height-at-least="0.2166in"/>
      <style:text-properties style:font-name="Times New Roman" style:font-name-complex="Times New Roman" style:use-window-font-color="true"/>
    </style:style>
    <style:style style:name="P716" style:parent-style-name="Standard" style:family="paragraph">
      <style:paragraph-properties fo:margin-bottom="0.1111in" style:line-height-at-least="0.2166in"/>
      <style:text-properties style:font-name="Times New Roman" style:font-name-complex="Times New Roman" style:use-window-font-color="true"/>
    </style:style>
    <style:style style:name="P717" style:parent-style-name="Standard" style:family="paragraph">
      <style:paragraph-properties fo:margin-bottom="0.1111in" style:line-height-at-least="0.2166in"/>
      <style:text-properties style:font-name="Times New Roman" style:font-name-complex="Times New Roman" style:use-window-font-color="true"/>
    </style:style>
    <style:style style:name="P718" style:parent-style-name="Standard" style:family="paragraph">
      <style:paragraph-properties fo:margin-bottom="0.1111in" style:line-height-at-least="0.2166in"/>
      <style:text-properties style:font-name="Times New Roman" style:font-name-complex="Times New Roman" style:use-window-font-color="true"/>
    </style:style>
    <style:style style:name="P719" style:parent-style-name="Standard" style:family="paragraph">
      <style:paragraph-properties fo:margin-bottom="0.1111in" style:line-height-at-least="0.2166in"/>
      <style:text-properties style:font-name="Times New Roman" style:font-name-complex="Times New Roman" style:use-window-font-color="true"/>
    </style:style>
    <style:style style:name="P72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4"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2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30"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31"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32"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3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734" style:parent-style-name="Standard" style:family="paragraph">
      <style:paragraph-properties fo:margin-bottom="0.1111in" style:line-height-at-least="0.2166in"/>
      <style:text-properties style:font-name="Times New Roman" style:font-name-complex="Times New Roman" style:use-window-font-color="true"/>
    </style:style>
    <style:style style:name="P735" style:parent-style-name="Standard" style:family="paragraph">
      <style:paragraph-properties fo:margin-bottom="0.1111in" style:line-height-at-least="0.2166in"/>
    </style:style>
    <style:style style:name="T736"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737" style:parent-style-name="Основнойшрифтабзаца" style:family="text">
      <style:text-properties style:font-name="Times New Roman" style:font-name-complex="Times New Roman" fo:color="#5983B0" fo:font-size="14pt" style:font-size-asian="14pt" style:font-size-complex="14pt"/>
    </style:style>
    <style:style style:name="T738" style:parent-style-name="Основнойшрифтабзаца" style:family="text">
      <style:text-properties style:font-name="Times New Roman" style:font-name-complex="Times New Roman" fo:color="#5983B0" fo:font-size="14pt" style:font-size-asian="14pt" style:font-size-complex="14pt"/>
    </style:style>
  </office:automatic-styles>
  <office:body>
    <office:text text:use-soft-page-breaks="true">
      <text:p text:style-name="P1"><text:span text:style-name="T2">Кам’янець-Подільський національний університет</text:span><text:span text:style-name="T3"><text:line-break/></text:span><text:span text:style-name="T4">імені Івана Огієнка</text:span></text:p>
      <text:p text:style-name="P5">  </text:p>
      <text:p text:style-name="P6"> </text:p>
      <text:p text:style-name="P7">КАФЕДРА КОМП’ЮТЕРНИХ НАУК</text:p>
      <text:p text:style-name="P8"><text:span text:style-name="T9"> </text:span></text:p>
      <text:p text:style-name="P10"><text:span text:style-name="T11"> </text:span></text:p>
      <text:p text:style-name="P12"/>
      <text:p text:style-name="P13"><text:span text:style-name="T14">Навчальна дисципліна<text:s/></text:span><text:span text:style-name="T15">«</text:span><text:span text:style-name="T16">Об’єктно-орієнтоване програмування</text:span><text:span text:style-name="T17">»</text:span></text:p>
      <text:p text:style-name="P18"><text:span text:style-name="T19"> </text:span></text:p>
      <text:p text:style-name="P20"><text:span text:style-name="T21"> </text:span></text:p>
      <text:p text:style-name="P22"><text:span text:style-name="T23">ЛАБОРАТОРНА РОБОТА<text:s/></text:span><text:span text:style-name="T24">#010</text:span><text:span text:style-name="T25">5</text:span></text:p>
      <text:p text:style-name="P26"><text:span text:style-name="T27"> </text:span></text:p>
      <text:p text:style-name="P28">Тема:</text:p>
      <text:p text:style-name="P29"><text:span text:style-name="T30">Інтерфейси</text:span></text:p>
      <text:p text:style-name="P31"><text:span text:style-name="T32">Варіант №</text:span><text:span text:style-name="T33">6</text:span></text:p>
      <text:p text:style-name="P34"/>
      <text:p text:style-name="P35"><text:span text:style-name="T36"> </text:span></text:p>
      <text:p text:style-name="P37"><text:span text:style-name="T38">Виконав</text:span><text:span text:style-name="T39">:</text:span><text:span text:style-name="T40"><text:line-break/></text:span><text:span text:style-name="T41">студент<text:s/></text:span><text:span text:style-name="T42">1</text:span><text:span text:style-name="T43">-го курсу</text:span><text:span text:style-name="T44"><text:line-break/></text:span><text:span text:style-name="T45">групи KN</text:span><text:span text:style-name="T46">ms</text:span><text:span text:style-name="T47">1-B2</text:span><text:span text:style-name="T48">3</text:span><text:span text:style-name="T49"><text:line-break/></text:span><text:span text:style-name="T50">Дарманський М.А.</text:span></text:p>
      <text:p text:style-name="P51"/>
      <text:p text:style-name="P52"><text:span text:style-name="T53">Прийняла</text:span><text:span text:style-name="T54">:</text:span><text:span text:style-name="T55"><text:line-break/></text:span><text:span text:style-name="T56">старший викладач,</text:span><text:span text:style-name="T57"><text:line-break/></text:span><text:span text:style-name="T58">Мястковська М.О.</text:span></text:p>
      <text:p text:style-name="P59"/>
      <text:p text:style-name="P60"/>
      <text:p text:style-name="P61">Кам’янець-Подільський – 2023</text:p>
      <text:p text:style-name="P62"/>
      <text:p text:style-name="P63"><text:bookmark-start text:name="_Toc191167405"/>Теоретичні відомості<text:bookmark-end text:name="_Toc191167405"/></text:p>
      <text:p text:style-name="P64">Поняття інтерфейсу. <text:s/></text:p>
      <text:p text:style-name="P65"><text:span text:style-name="T66">Інтерфейс</text:span><text:span text:style-name="T67"><text:s/>– іменований набір абстрактних членів. Інтерфейс схожий на клас, але надає лише сп</text:span><text:span text:style-name="T68">е</text:span><text:span text:style-name="T69">цифікацію, а не реалізацію для своїх членів. Специфічні члени, що визначаються інтерфейсом, з</text:span><text:span text:style-name="T70">а</text:span><text:span text:style-name="T71">лежать від того, яку точно поведінку він моделює. Іншими словами, інтерфейс виражає поведінку, яку заданий клас або структура може обрати для підтримки. Інтерфейс (інтерфейсний тип) володіє наступними особливостями:<text:s/></text:span></text:p>
      <text:list text:style-name="LFO5" text:continue-numbering="true">
        <text:list-item>
          <text:p text:style-name="P72"><text:span text:style-name="T73">всі члени інтерфейсу є неявно абстрактними; на противагу цьому, клас може мати як абс</text:span><text:span text:style-name="T74">т</text:span><text:span text:style-name="T75">рактні члени, так і конкретні члени з реалізацією;<text:s/></text:span></text:p>
        </text:list-item>
        <text:list-item>
          <text:p text:style-name="P76"><text:span text:style-name="T77">клас (або структура) може реалізовувати декілька інтерфейсів; на противагу цьому клас може бути успадкований лише від одного класу, а структура взагалі не підтримує успадк</text:span><text:span text:style-name="T78">у</text:span><text:span text:style-name="T79">вання.<text:s/></text:span></text:p>
        </text:list-item>
      </text:list>
      <text:p text:style-name="P80">Опис інтерфейсу схожий на опис класу, але при цьому ніякої реалізації не надається, оскільки всі члени інтерфейсу неявно абстрактні. Всі ці члени обов’язково мають бути реалізовані класами і структурами, які включають даний інтерфейс. <text:s/></text:p>
      <text:p text:style-name="P81">Інтерфейс може містити лише методи, властивості, події та індексатори, що відповідає членам класу, які можуть бути абстрактними. Проте інтерфейс, що встановлюється абстрактним класом має суттєве обмеження: члени, що визначені абстрактним батьківським класом, підтримуються лише дочірніми класами. Тому класи, що не мають спільного батьківського класу, окрім System.Object, не можуть реалізовувати спільні інтерфейси. Крім того, класи можуть мати лише один батьківський клас, а реалізовувати можуть декілька інтерфейсів.<text:s/></text:p>
      <text:p text:style-name="P82"><text:span text:style-name="T83">Члени інтерфейсу завжди неявно public, і для них не можна оголошувати модифікатори доступу. Реалізація інтерфейсу означає надання реалізації public для всіх його членів. Жоден з членів інт</text:span><text:span text:style-name="T84">е</text:span><text:span text:style-name="T85">рфейсу не може бути оголошений як static.<text:s/></text:span></text:p>
      <text:p text:style-name="P86"><text:span text:style-name="T87">// Цей інтерфейс визначає поведінку "наявності вершин".<text:s/></text:span></text:p>
      <text:p text:style-name="P88"><text:span text:style-name="T89">public</text:span><text:span text:style-name="T90"><text:s/></text:span><text:span text:style-name="T91">interface</text:span><text:span text:style-name="T92"><text:s/></text:span><text:span text:style-name="T93">IPointy</text:span></text:p>
      <text:p text:style-name="P94">{</text:p>
      <text:p text:style-name="P95"><text:span text:style-name="T96"><text:s text:c="4"/></text:span><text:span text:style-name="T97">// Член є неявно відкритим і абстрактним <text:s/></text:span><text:span text:style-name="T98"><text:tab/></text:span></text:p>
      <text:p text:style-name="P99"><text:span text:style-name="T100"><text:s text:c="4"/></text:span><text:span text:style-name="T101">byte</text:span><text:span text:style-name="T102"><text:s/>GetNumberOfPoints();</text:span></text:p>
      <text:p text:style-name="P103"><text:span text:style-name="T104"><text:s text:c="4"/></text:span><text:span text:style-name="T105">byte</text:span><text:span text:style-name="T106"><text:s/>Points {<text:s/></text:span><text:span text:style-name="T107">get</text:span><text:span text:style-name="T108">; }</text:span></text:p>
      <text:p text:style-name="P109"><text:span text:style-name="T110">}</text:span></text:p>
      <text:p text:style-name="P111">Інтерфейси – це суто протоколи, тому реалізація для них ніколи не надається (проте обов’язково мають бути реалізовані класами і структурами, які включають даний інтерфейс).<text:s/></text:p>
      <text:p text:style-name="P112"><text:span text:style-name="T113">// Увага! В цьому коді багато помилок!<text:s/></text:span></text:p>
      <text:p text:style-name="P114"><text:span text:style-name="T115">public</text:span><text:span text:style-name="T116"><text:s/></text:span><text:span text:style-name="T117">interface</text:span><text:span text:style-name="T118"><text:s/></text:span><text:span text:style-name="T119">IPoints1</text:span></text:p>
      <text:p text:style-name="P120">{</text:p>
      <text:p text:style-name="P121"><text:span text:style-name="T122"><text:s text:c="4"/></text:span><text:span text:style-name="T123">// Помилка! Інтерфейси не можуть мати поля даних!<text:s/></text:span></text:p>
      <text:p text:style-name="P124"><text:span text:style-name="T125"><text:s text:c="4"/></text:span><text:span text:style-name="T126">public</text:span><text:span text:style-name="T127"><text:s/></text:span><text:span text:style-name="T128">int</text:span><text:span text:style-name="T129"><text:s/>numbOfPoints;</text:span></text:p>
      <text:p text:style-name="P130"><text:span text:style-name="T131"><text:s text:c="4"/></text:span><text:span text:style-name="T132">// Помилка! Інтерфейси не можуть мати конструктори!<text:s/></text:span></text:p>
      <text:p text:style-name="P133"><text:span text:style-name="T134"><text:s text:c="4"/></text:span><text:span text:style-name="T135">public</text:span><text:span text:style-name="T136"><text:s/>IPoints1()</text:span></text:p>
      <text:p text:style-name="P137"><text:s text:c="4"/>{</text:p>
      <text:p text:style-name="P138"><text:s text:c="8"/>numbOfPoints = 0;</text:p>
      <text:p text:style-name="P139"><text:s text:c="4"/>}</text:p>
      <text:p text:style-name="P140"><text:span text:style-name="T141"><text:s text:c="4"/></text:span><text:span text:style-name="T142">// Помилка! Інтерфейси не можуть реалізовувати члени!<text:s/></text:span></text:p>
      <text:p text:style-name="P143"><text:span text:style-name="T144"><text:s text:c="4"/></text:span><text:span text:style-name="T145">byte</text:span><text:span text:style-name="T146"><text:s/>GetNumberOfPoints()</text:span></text:p>
      <text:p text:style-name="P147"><text:s text:c="4"/>{</text:p>
      <text:p text:style-name="P148"><text:span text:style-name="T149"><text:s text:c="8"/></text:span><text:span text:style-name="T150">return</text:span><text:span text:style-name="T151"><text:s/>numbOfPoints;</text:span></text:p>
      <text:p text:style-name="P152"><text:s text:c="4"/>}</text:p>
      <text:p text:style-name="P153"><text:span text:style-name="T154">}</text:span><text:span text:style-name="T155"><text:s/></text:span></text:p>
      <text:p text:style-name="P156"><text:bookmark-start text:name="_Toc13220"/>Реалізація членів інтерфейсу.<text:s/><text:bookmark-end text:name="_Toc13220"/></text:p>
      <text:p text:style-name="P157"><text:span text:style-name="T158">Щоб розширити функціональність класу (або структури) за рахунок підтримки інтерфейсів, нео</text:span><text:span text:style-name="T159">б</text:span><text:span text:style-name="T160">хідно додати в його визначення список потрібних інтерфейсів, розділених комами, причому пр</text:span><text:span text:style-name="T161">я</text:span><text:span text:style-name="T162">мий батьківський клас (якщо він відмінний від System.Object) має бути першим. <text:s/></text:span></text:p>
      <text:p text:style-name="P163"><text:span text:style-name="T164">public</text:span><text:span text:style-name="T165"><text:s/></text:span><text:span text:style-name="T166">class</text:span><text:span text:style-name="T167"><text:s/></text:span><text:span text:style-name="T168">Pencil</text:span><text:span text:style-name="T169"><text:s/>:<text:s/></text:span><text:span text:style-name="T170">IPoints</text:span></text:p>
      <text:p text:style-name="P171">{</text:p>
      <text:p text:style-name="P172"><text:span text:style-name="T173"><text:s text:c="4"/></text:span><text:span text:style-name="T174">public</text:span><text:span text:style-name="T175"><text:s/></text:span><text:span text:style-name="T176">byte</text:span><text:span text:style-name="T177"><text:s/>GetNumberOfPoints()</text:span></text:p>
      <text:p text:style-name="P178"><text:s text:c="4"/>{</text:p>
      <text:p text:style-name="P179"><text:span text:style-name="T180"><text:s text:c="8"/></text:span><text:span text:style-name="T181">return</text:span><text:span text:style-name="T182"><text:s/>0;</text:span></text:p>
      <text:p text:style-name="P183"><text:s text:c="4"/>}</text:p>
      <text:p text:style-name="P184"><text:span text:style-name="T185"><text:s text:c="4"/></text:span><text:span text:style-name="T186">//</text:span><text:span text:style-name="T187">Помилка</text:span><text:span text:style-name="T188">!<text:s/></text:span><text:span text:style-name="T189">Реалізовані</text:span><text:span text:style-name="T190"><text:s/></text:span><text:span text:style-name="T191">члени</text:span><text:span text:style-name="T192"><text:s/></text:span><text:span text:style-name="T193">інтерфейсу</text:span><text:span text:style-name="T194"><text:s/></text:span><text:span text:style-name="T195">мають</text:span><text:span text:style-name="T196"><text:s/></text:span><text:span text:style-name="T197">бути</text:span><text:span text:style-name="T198"><text:s/>public<text:s/></text:span></text:p>
      <text:p text:style-name="P199"><text:span text:style-name="T200"><text:s text:c="4"/></text:span><text:span text:style-name="T201">byte</text:span><text:span text:style-name="T202"><text:s/>Points</text:span></text:p>
      <text:p text:style-name="P203"><text:s text:c="4"/>{</text:p>
      <text:p text:style-name="P204"><text:span text:style-name="T205"><text:s text:c="8"/></text:span><text:span text:style-name="T206">get</text:span><text:span text:style-name="T207"><text:s/>{<text:s/></text:span><text:span text:style-name="T208">return</text:span><text:span text:style-name="T209"><text:s/>0; }</text:span></text:p>
      <text:p text:style-name="P210"><text:s text:c="4"/>}</text:p>
      <text:p text:style-name="P211">}</text:p>
      <text:p text:style-name="P212">Інший приклад, у якому клас Pencil успадкований від класу Point та реалізує інтерфейс IPoints:<text:s/></text:p>
      <text:p text:style-name="P213"><text:span text:style-name="T214">public</text:span><text:span text:style-name="T215"><text:s/></text:span><text:span text:style-name="T216">class</text:span><text:span text:style-name="T217"><text:s/></text:span><text:span text:style-name="T218">Pencil</text:span><text:span text:style-name="T219"><text:s/>:<text:s/></text:span><text:span text:style-name="T220">Point</text:span><text:span text:style-name="T221">,<text:s/></text:span><text:span text:style-name="T222">IPoints</text:span></text:p>
      <text:p text:style-name="P223">{</text:p>
      <text:p text:style-name="P224"><text:span text:style-name="T225"><text:s text:c="4"/></text:span><text:span text:style-name="T226">public</text:span><text:span text:style-name="T227"><text:s/></text:span><text:span text:style-name="T228">byte</text:span><text:span text:style-name="T229"><text:s/>GetNumberOfPoints()</text:span></text:p>
      <text:p text:style-name="P230"><text:s text:c="4"/>{</text:p>
      <text:p text:style-name="P231"><text:span text:style-name="T232"><text:s text:c="8"/></text:span><text:span text:style-name="T233">return</text:span><text:span text:style-name="T234"><text:s/>0;</text:span></text:p>
      <text:p text:style-name="P235"><text:s text:c="4"/>}</text:p>
      <text:p text:style-name="P236"/>
      <text:p text:style-name="P237"><text:span text:style-name="T238"><text:s text:c="4"/></text:span><text:span text:style-name="T239">//Помилка! Реалізовані члени інтерфейсу мають бути public <text:s/></text:span><text:span text:style-name="T240"><text:tab/></text:span></text:p>
      <text:p text:style-name="P241"><text:span text:style-name="T242"><text:s text:c="4"/></text:span><text:span text:style-name="T243">public</text:span><text:span text:style-name="T244"><text:s/></text:span><text:span text:style-name="T245">byte</text:span><text:span text:style-name="T246"><text:s/>Points</text:span></text:p>
      <text:p text:style-name="P247"><text:s text:c="4"/>{</text:p>
      <text:p text:style-name="P248"><text:span text:style-name="T249"><text:s text:c="8"/></text:span><text:span text:style-name="T250">get</text:span><text:span text:style-name="T251"><text:s/>{<text:s/></text:span><text:span text:style-name="T252">return</text:span><text:span text:style-name="T253"><text:s/>0; }</text:span></text:p>
      <text:p text:style-name="P254"><text:span text:style-name="T255"><text:s text:c="4"/></text:span><text:span text:style-name="T256">}</text:span></text:p>
      <text:p text:style-name="P257">}</text:p>
      <text:p text:style-name="P258"/>
      <text:p text:style-name="P259"/>
      <text:h text:style-name="P260" text:outline-level="1"><text:span text:style-name="T261">2) Написати повні умови задачі.<text:s/></text:span><text:span text:style-name="T262"><text:line-break/></text:span><text:span text:style-name="T263">Завдання для виконання<text:s/></text:span></text:h>
      <text:h text:style-name="P264" text:outline-level="3">ЗАДАЧА 1.</text:h>
      <text:p text:style-name="P265"><text:span text:style-name="T266">1) Описати інтерфейс<text:s/></text:span><text:span text:style-name="T267">IFigure</text:span><text:span text:style-name="T268"><text:s/>з членами:<text:s/></text:span></text:p>
      <text:p text:style-name="P269">1) метод, що виводить на екран тип фігури;<text:s/></text:p>
      <text:p text:style-name="P270">2) метод, що виводить на екран площу фігури;<text:s/></text:p>
      <text:p text:style-name="P271">3) властивість, що відповідає за перший лінійний розмір фігури;<text:s/></text:p>
      <text:p text:style-name="P272">4) властивість, що відповідає за другий лінійний розмір фігури;<text:s/></text:p>
      <text:p text:style-name="P273">5) метод, що виводить на екран довжину діагоналі фігури.<text:s/></text:p>
      <text:p text:style-name="P274">Описати інтерфейс IColoredFigure, що успадковується від інтерфейсу IFigure та містить властивість, що відповідає за колір фігури, та метод, що виводить на екран колір фігури.<text:s/></text:p>
      <text:p text:style-name="P275">Описати клас Rectangle, та ColoredRectangle що реалізовують інтерфейси IFigure та IColoredFigure відповідно.<text:s/></text:p>
      <text:p text:style-name="P276">Створити не менше трьох екземплярів кожного класу, сформувати з них один масив.<text:s/></text:p>
      <text:p text:style-name="P277">Створити метод, який з масиву вибирає лише ті елементи, що підтримують колір.<text:s/></text:p>
      <text:h text:style-name="P278" text:outline-level="3">ЗАДАЧА 2.</text:h>
      <text:p text:style-name="P279"><text:span text:style-name="T280">Створити інтерфейс<text:s/></text:span><text:span text:style-name="T281">Інструмент</text:span><text:span text:style-name="T282"><text:s/>та реалізувати його класи Гітара, Барабан та Труба.<text:s/></text:span></text:p>
      <text:p text:style-name="P283">Інтерфейс Інструмент повинен містити метод play() та змінну String KEY = "До мажор".</text:p>
      <text:p text:style-name="P284"><text:span text:style-name="T285">Гітара містить змінні класу Гітара -<text:s/></text:span><text:span text:style-name="T286">кількість</text:span><text:span text:style-name="T287"><text:s/></text:span><text:span text:style-name="T288">струн</text:span><text:span text:style-name="T289">, Барабан -<text:s/></text:span><text:span text:style-name="T290">розмір</text:span><text:span text:style-name="T291">, Труба -<text:s/></text:span><text:span text:style-name="T292">діаметр</text:span><text:span text:style-name="T293">.<text:s/></text:span></text:p>
      <text:p text:style-name="P294">Створити масив типу Інструмент, що містить інструменти різного типу.</text:p>
      <text:p text:style-name="P295">У циклі викликати метод play() для кожного інструменту, який повинен виводити рядок "Грає такий-то інструмент з такими-то характеристиками".</text:p>
      <text:h text:style-name="P296" text:outline-level="3">ЗАДАЧА 3.</text:h>
      <text:p text:style-name="P297"><text:span text:style-name="T298">Створити клас<text:s/></text:span><text:span text:style-name="T299">Shop</text:span><text:span text:style-name="T300">, що містить масив із розмірами одягу (XXS, XS, S, M, L). Клас містить метод getDescription, який повертає рядок "Дорослий розмір".<text:s/></text:span></text:p>
      <text:p text:style-name="P301">Перевизначити метод getDescription - для константи XXS метод має повертати рядок "Дитячий розмір".<text:s/></text:p>
      <text:p text:style-name="P302">Також клас має містити числове значення euroSize (32, 34, 36, 38, 40), що відповідає кожному розміру. Створити конструктор, який приймає на вхід euroSize.</text:p>
      <text:p text:style-name="P303">Створити інтерфейси "Чоловічий Одяг" з методом "одягти Чоловіка" та "Жіночий Одяг" з методом "одягти Жінку".<text:s/></text:p>
      <text:p text:style-name="P304">Створити абстрактний клас Одяг, що містить змінні – розмір одягу, вартість, колір.</text:p>
      <text:p text:style-name="P305">Створити класи спадкоємці Одягу - Футболка (реалізує інтерфейси "Чоловічий Одяг" та "Жіночий Одяг"), Штани (реалізує інтерфейси "Чоловічий Одяг" та "Жіночий Одяг"), Спідниця (реалізує інтерфейси "Жіночий Одяг"), Краватка (реалізує інтерфейси " Чоловічий одяг"). <text:s text:c="2"/></text:p>
      <text:p text:style-name="P306">Створити масив, що містить усі типи одягу.<text:s/></text:p>
      <text:p text:style-name="P307">Створити клас Ательє, що містить методи одягнути Жінку, одягнути Чоловіка, на вхід яких надходитиме масив, що містить всі типи одягу.<text:s/></text:p>
      <text:p text:style-name="P308">Метод одягу Жінку виводить на консоль всю інформацію про жіночий одяг. Те ж саме для методу одягнути Чоловіка.</text:p>
      <text:p text:style-name="P309"/>
      <text:p text:style-name="P310"/>
      <text:p text:style-name="P311"/>
      <text:p text:style-name="P312"><text:span text:style-name="T313">3</text:span><text:span text:style-name="T314">-4</text:span><text:span text:style-name="T315">) Послідовність виконання завдань (вказати назви меню, назви<text:s/></text:span><text:span text:style-name="T316">команд, рядки програми тощо; також, використовуючи, копії вікон програми). Лістинги програм. <text:s/></text:span></text:p>
      <text:p text:style-name="P317"><text:span text:style-name="T318">1.</text:span><text:span text:style-name="T319">txt</text:span><text:span text:style-name="T320"><text:s/>( файл з першим завданням )</text:span></text:p>
      <text:p text:style-name="P321">using System;</text:p>
      <text:p text:style-name="P322"/>
      <text:p text:style-name="P323">// Інтерфейс IFigure</text:p>
      <text:p text:style-name="P324">public interface IFigure</text:p>
      <text:p text:style-name="P325">{</text:p>
      <text:p text:style-name="P326"><text:s text:c="4"/>void DisplayType();</text:p>
      <text:p text:style-name="P327"><text:s text:c="4"/>void DisplayArea();</text:p>
      <text:p text:style-name="P328"><text:s text:c="4"/>double FirstLinearDimension { get; }</text:p>
      <text:p text:style-name="P329"><text:s text:c="4"/>double SecondLinearDimension { get; }</text:p>
      <text:p text:style-name="P330"><text:s text:c="4"/>void DisplayDiagonalLength();</text:p>
      <text:p text:style-name="P331">}</text:p>
      <text:p text:style-name="P332"/>
      <text:p text:style-name="P333">// Інтерфейс IColoredFigure успадковує IFigure і додає колір</text:p>
      <text:p text:style-name="P334">public interface IColoredFigure : IFigure</text:p>
      <text:p text:style-name="P335">{</text:p>
      <text:p text:style-name="P336"><text:s text:c="4"/>string Color { get; }</text:p>
      <text:p text:style-name="P337"><text:s text:c="4"/>void DisplayColor();</text:p>
      <text:p text:style-name="P338">}</text:p>
      <text:p text:style-name="P339"/>
      <text:p text:style-name="P340">// Клас Rectangle реалізує IFigure</text:p>
      <text:p text:style-name="P341">public class Rectangle : IFigure</text:p>
      <text:p text:style-name="P342">{</text:p>
      <text:p text:style-name="P343"><text:s text:c="4"/>public void DisplayType()</text:p>
      <text:p text:style-name="P344"><text:s text:c="4"/>{</text:p>
      <text:p text:style-name="P345"><text:s text:c="8"/>Console.WriteLine("This is a Rectangle.");</text:p>
      <text:p text:style-name="P346"><text:s text:c="4"/>}</text:p>
      <text:p text:style-name="P347"/>
      <text:p text:style-name="P348"><text:s text:c="4"/>public void DisplayArea()</text:p>
      <text:p text:style-name="P349"><text:s text:c="4"/>{</text:p>
      <text:p text:style-name="P350"><text:s text:c="8"/>Console.WriteLine("Area of the Rectangle: " + (FirstLinearDimension * SecondLinearDimension));</text:p>
      <text:p text:style-name="P351"><text:s text:c="4"/>}</text:p>
      <text:p text:style-name="P352"/>
      <text:p text:style-name="P353"><text:s text:c="4"/>public double FirstLinearDimension { get; set; }</text:p>
      <text:p text:style-name="P354"><text:s text:c="4"/>public double SecondLinearDimension { get; set; }</text:p>
      <text:p text:style-name="P355"/>
      <text:p text:style-name="P356"><text:s text:c="4"/>public void DisplayDiagonalLength()</text:p>
      <text:p text:style-name="P357"><text:s text:c="4"/>{</text:p>
      <text:p text:style-name="P358"><text:s text:c="8"/>double diagonalLength = Math.Sqrt(FirstLinearDimension * FirstLinearDimension + SecondLinearDimension * SecondLinearDimension);</text:p>
      <text:p text:style-name="P359"><text:s text:c="8"/>Console.WriteLine("Diagonal Length of the Rectangle: " + diagonalLength);</text:p>
      <text:p text:style-name="P360"><text:s text:c="4"/>}</text:p>
      <text:p text:style-name="P361">}</text:p>
      <text:p text:style-name="P362"/>
      <text:p text:style-name="P363">// Клас ColoredRectangle реалізує IColoredFigure та успадковує властивості IFigure</text:p>
      <text:p text:style-name="P364">public class ColoredRectangle : IColoredFigure</text:p>
      <text:p text:style-name="P365">{</text:p>
      <text:p text:style-name="P366"><text:s text:c="4"/>public void DisplayType()</text:p>
      <text:p text:style-name="P367"><text:s text:c="4"/>{</text:p>
      <text:p text:style-name="P368"><text:s text:c="8"/>Console.WriteLine("This is a Colored Rectangle.");</text:p>
      <text:p text:style-name="P369"><text:s text:c="4"/>}</text:p>
      <text:p text:style-name="P370"/>
      <text:p text:style-name="P371"><text:s text:c="4"/>public void DisplayArea()</text:p>
      <text:p text:style-name="P372"><text:s text:c="4"/>{</text:p>
      <text:p text:style-name="P373"><text:s text:c="8"/>Console.WriteLine("Area of the Colored Rectangle: " + (FirstLinearDimension * SecondLinearDimension));</text:p>
      <text:p text:style-name="P374"><text:s text:c="4"/>}</text:p>
      <text:p text:style-name="P375"/>
      <text:p text:style-name="P376"><text:s text:c="4"/>public double FirstLinearDimension { get; set; }</text:p>
      <text:p text:style-name="P377"><text:s text:c="4"/>public double SecondLinearDimension { get; set; }</text:p>
      <text:p text:style-name="P378"/>
      <text:p text:style-name="P379"><text:s text:c="4"/>public void DisplayDiagonalLength()</text:p>
      <text:p text:style-name="P380"><text:s text:c="4"/>{</text:p>
      <text:p text:style-name="P381"><text:s text:c="8"/>double diagonalLength = Math.Sqrt(FirstLinearDimension * FirstLinearDimension + SecondLinearDimension * SecondLinearDimension);</text:p>
      <text:p text:style-name="P382"><text:s text:c="8"/>Console.WriteLine("Diagonal Length of the Colored Rectangle: " + diagonalLength);</text:p>
      <text:p text:style-name="P383"><text:s text:c="4"/>}</text:p>
      <text:p text:style-name="P384"/>
      <text:p text:style-name="P385"><text:s text:c="4"/>public string Color { get; set; }</text:p>
      <text:p text:style-name="P386"/>
      <text:p text:style-name="P387"><text:s text:c="4"/>public void DisplayColor()</text:p>
      <text:p text:style-name="P388"><text:s text:c="4"/>{</text:p>
      <text:p text:style-name="P389"><text:s text:c="8"/>Console.WriteLine("Color of the Colored Rectangle: " + Color);</text:p>
      <text:p text:style-name="P390"><text:s text:c="4"/>}</text:p>
      <text:p text:style-name="P391">}</text:p>
      <text:p text:style-name="P392"/>
      <text:p text:style-name="P393">class Program</text:p>
      <text:p text:style-name="P394">{</text:p>
      <text:p text:style-name="P395"><text:s text:c="4"/>static void Main()</text:p>
      <text:p text:style-name="P396"><text:s text:c="4"/>{</text:p>
      <text:p text:style-name="P397"><text:s text:c="8"/>// Створення екземплярів класів</text:p>
      <text:p text:style-name="P398"><text:s text:c="8"/>Rectangle rectangle1 = new Rectangle() { FirstLinearDimension = 5, SecondLinearDimension = 3 };</text:p>
      <text:p text:style-name="P399"><text:s text:c="8"/>Rectangle rectangle2 = new Rectangle() { FirstLinearDimension = 4, SecondLinearDimension = 6 };</text:p>
      <text:p text:style-name="P400"><text:s text:c="8"/>Rectangle rectangle3 = new Rectangle() { FirstLinearDimension = 2, SecondLinearDimension = 2 };</text:p>
      <text:p text:style-name="P401"/>
      <text:p text:style-name="P402"><text:s text:c="8"/>ColoredRectangle coloredRectangle1 = new ColoredRectangle()</text:p>
      <text:p text:style-name="P403"><text:s text:c="8"/>{</text:p>
      <text:p text:style-name="P404"><text:s text:c="12"/>FirstLinearDimension = 4,</text:p>
      <text:p text:style-name="P405"><text:s text:c="12"/>SecondLinearDimension = 8,</text:p>
      <text:p text:style-name="P406"><text:s text:c="12"/>Color = "Blue"</text:p>
      <text:p text:style-name="P407"><text:s text:c="8"/>};</text:p>
      <text:p text:style-name="P408"/>
      <text:p text:style-name="P409"><text:s text:c="8"/>ColoredRectangle coloredRectangle2 = new ColoredRectangle()</text:p>
      <text:p text:style-name="P410"><text:s text:c="8"/>{</text:p>
      <text:p text:style-name="P411"><text:s text:c="12"/>FirstLinearDimension = 3,</text:p>
      <text:p text:style-name="P412"><text:s text:c="12"/>SecondLinearDimension = 7,</text:p>
      <text:p text:style-name="P413"><text:s text:c="12"/>Color = "Red"</text:p>
      <text:p text:style-name="P414"><text:s text:c="8"/>};</text:p>
      <text:p text:style-name="P415"/>
      <text:p text:style-name="P416"><text:s text:c="8"/>ColoredRectangle coloredRectangle3 = new ColoredRectangle()</text:p>
      <text:p text:style-name="P417"><text:s text:c="8"/>{</text:p>
      <text:p text:style-name="P418"><text:s text:c="12"/>FirstLinearDimension = 6,</text:p>
      <text:p text:style-name="P419"><text:s text:c="12"/>SecondLinearDimension = 6,</text:p>
      <text:p text:style-name="P420"><text:s text:c="12"/>Color = "Green"</text:p>
      <text:p text:style-name="P421"><text:s text:c="8"/>};</text:p>
      <text:p text:style-name="P422"/>
      <text:p text:style-name="P423"><text:s text:c="8"/>// Формування масиву фігур</text:p>
      <text:p text:style-name="P424"><text:s text:c="8"/>IFigure[] figures = { rectangle1, rectangle2, rectangle3, coloredRectangle1, coloredRectangle2, coloredRectangle3 };</text:p>
      <text:p text:style-name="P425"/>
      <text:p text:style-name="P426"><text:s text:c="8"/>// Метод для вибору фігур, які підтримують колір</text:p>
      <text:p text:style-name="P427"><text:s text:c="8"/>DisplayColoredFigures(figures);</text:p>
      <text:p text:style-name="P428"><text:s text:c="4"/>}</text:p>
      <text:p text:style-name="P429"/>
      <text:p text:style-name="P430"><text:s text:c="4"/>static void DisplayColoredFigures(IFigure[] figures)</text:p>
      <text:p text:style-name="P431"><text:s text:c="4"/>{</text:p>
      <text:p text:style-name="P432"><text:s text:c="8"/>Console.WriteLine("Colored Figures:");</text:p>
      <text:p text:style-name="P433"><text:s text:c="8"/>foreach (IFigure figure in figures)</text:p>
      <text:p text:style-name="P434"><text:s text:c="8"/>{</text:p>
      <text:p text:style-name="P435"><text:s text:c="12"/>if (figure is IColoredFigure coloredFigure)</text:p>
      <text:p text:style-name="P436"><text:s text:c="12"/>{</text:p>
      <text:p text:style-name="P437"><text:s text:c="16"/>coloredFigure.DisplayType();</text:p>
      <text:p text:style-name="P438"><text:s text:c="16"/>coloredFigure.DisplayArea();</text:p>
      <text:p text:style-name="P439"><text:s text:c="16"/>coloredFigure.DisplayDiagonalLength();</text:p>
      <text:p text:style-name="P440"><text:s text:c="16"/>coloredFigure.DisplayColor();</text:p>
      <text:p text:style-name="P441"><text:s text:c="16"/>Console.WriteLine();</text:p>
      <text:p text:style-name="P442"><text:s text:c="12"/>}</text:p>
      <text:p text:style-name="P443"><text:s text:c="8"/>}</text:p>
      <text:p text:style-name="P444"><text:s text:c="4"/>}</text:p>
      <text:p text:style-name="P445">}</text:p>
      <text:p text:style-name="P446"><text:span text:style-name="T447">2.</text:span><text:span text:style-name="T448">txt</text:span><text:span text:style-name="T449"><text:s/>( файл з другим завданням )</text:span><text:span text:style-name="T450"><text:s/></text:span></text:p>
      <text:p text:style-name="P451">using System;</text:p>
      <text:p text:style-name="P452"><text:bookmark-start text:name="_GoBack"/><text:bookmark-end text:name="_GoBack"/></text:p>
      <text:p text:style-name="P453">public interface IInstrument</text:p>
      <text:p text:style-name="P454">{</text:p>
      <text:p text:style-name="P455"><text:s text:c="4"/>string KEY { get; }</text:p>
      <text:p text:style-name="P456"><text:s text:c="4"/>void Play();</text:p>
      <text:p text:style-name="P457">}</text:p>
      <text:p text:style-name="P458"/>
      <text:p text:style-name="P459">public class Guitar : IInstrument</text:p>
      <text:p text:style-name="P460">{</text:p>
      <text:p text:style-name="P461"><text:span text:style-name="T462"><text:s text:c="4"/>public string KEY { get; } = "</text:span><text:span text:style-name="T463">До</text:span><text:span text:style-name="T464"><text:s/></text:span><text:span text:style-name="T465">мажор</text:span><text:span text:style-name="T466">";</text:span></text:p>
      <text:p text:style-name="P467"><text:s text:c="4"/>public int NumberOfStrings { get; }</text:p>
      <text:p text:style-name="P468"/>
      <text:p text:style-name="P469"><text:s text:c="4"/>public Guitar(int numberOfStrings)</text:p>
      <text:p text:style-name="P470"><text:s text:c="4"/>{</text:p>
      <text:p text:style-name="P471"><text:s text:c="8"/>NumberOfStrings = numberOfStrings;</text:p>
      <text:p text:style-name="P472"><text:s text:c="4"/>}</text:p>
      <text:p text:style-name="P473"/>
      <text:p text:style-name="P474"><text:s text:c="4"/>public void Play()</text:p>
      <text:p text:style-name="P475"><text:s text:c="4"/>{</text:p>
      <text:p text:style-name="P476"><text:span text:style-name="T477"><text:s text:c="8"/>Console.WriteLine($"</text:span><text:span text:style-name="T478">Грає</text:span><text:span text:style-name="T479"><text:s/></text:span><text:span text:style-name="T480">гітара</text:span><text:span text:style-name="T481"><text:s/></text:span><text:span text:style-name="T482">з</text:span><text:span text:style-name="T483"><text:s/>{NumberOfStrings}<text:s/></text:span><text:span text:style-name="T484">струнами</text:span><text:span text:style-name="T485">");</text:span></text:p>
      <text:p text:style-name="P486"><text:s text:c="4"/>}</text:p>
      <text:p text:style-name="P487">}</text:p>
      <text:p text:style-name="P488"/>
      <text:p text:style-name="P489">public class Drum : IInstrument</text:p>
      <text:p text:style-name="P490">{</text:p>
      <text:p text:style-name="P491"><text:span text:style-name="T492"><text:s text:c="4"/>public string KEY { get; } = "</text:span><text:span text:style-name="T493">До</text:span><text:span text:style-name="T494"><text:s/></text:span><text:span text:style-name="T495">мажор</text:span><text:span text:style-name="T496">";</text:span></text:p>
      <text:p text:style-name="P497"><text:s text:c="4"/>public int Size { get; }</text:p>
      <text:p text:style-name="P498"/>
      <text:p text:style-name="P499"><text:s text:c="4"/>public Drum(int size)</text:p>
      <text:p text:style-name="P500"><text:s text:c="4"/>{</text:p>
      <text:p text:style-name="P501"><text:s text:c="8"/>Size = size;</text:p>
      <text:p text:style-name="P502"><text:s text:c="4"/>}</text:p>
      <text:p text:style-name="P503"/>
      <text:p text:style-name="P504"><text:s text:c="4"/>public void Play()</text:p>
      <text:p text:style-name="P505"><text:s text:c="4"/>{</text:p>
      <text:p text:style-name="P506"><text:span text:style-name="T507"><text:s text:c="8"/>Console.WriteLine($"</text:span><text:span text:style-name="T508">Грає</text:span><text:span text:style-name="T509"><text:s/></text:span><text:span text:style-name="T510">барабан</text:span><text:span text:style-name="T511"><text:s/></text:span><text:span text:style-name="T512">розміром</text:span><text:span text:style-name="T513"><text:s/>{Size}");</text:span></text:p>
      <text:p text:style-name="P514"><text:s text:c="4"/>}</text:p>
      <text:p text:style-name="P515">}</text:p>
      <text:p text:style-name="P516"/>
      <text:p text:style-name="P517">public class Trumpet : IInstrument</text:p>
      <text:p text:style-name="P518">{</text:p>
      <text:p text:style-name="P519"><text:span text:style-name="T520"><text:s text:c="4"/>public string KEY { get; } = "</text:span><text:span text:style-name="T521">До</text:span><text:span text:style-name="T522"><text:s/></text:span><text:span text:style-name="T523">мажор</text:span><text:span text:style-name="T524">";</text:span></text:p>
      <text:p text:style-name="P525"><text:s text:c="4"/>public double Diameter { get; }</text:p>
      <text:p text:style-name="P526"/>
      <text:p text:style-name="P527"><text:s text:c="4"/>public Trumpet(double diameter)</text:p>
      <text:p text:style-name="P528"><text:s text:c="4"/>{</text:p>
      <text:p text:style-name="P529"><text:s text:c="8"/>Diameter = diameter;</text:p>
      <text:p text:style-name="P530"><text:s text:c="4"/>}</text:p>
      <text:p text:style-name="P531"/>
      <text:p text:style-name="P532"><text:s text:c="4"/>public void Play()</text:p>
      <text:p text:style-name="P533"><text:s text:c="4"/>{</text:p>
      <text:p text:style-name="P534"><text:span text:style-name="T535"><text:s text:c="8"/>Console.WriteLine($"</text:span><text:span text:style-name="T536">Грає</text:span><text:span text:style-name="T537"><text:s/></text:span><text:span text:style-name="T538">труба</text:span><text:span text:style-name="T539"><text:s/></text:span><text:span text:style-name="T540">з</text:span><text:span text:style-name="T541"><text:s/></text:span><text:span text:style-name="T542">діаметром</text:span><text:span text:style-name="T543"><text:s/>{Diameter}");</text:span></text:p>
      <text:p text:style-name="P544"><text:span text:style-name="T545"><text:s text:c="4"/></text:span><text:span text:style-name="T546">}</text:span></text:p>
      <text:p text:style-name="P547">}</text:p>
      <text:p text:style-name="P548"/>
      <text:p text:style-name="P549">class Program</text:p>
      <text:p text:style-name="P550">{</text:p>
      <text:p text:style-name="P551"><text:s text:c="4"/>static void Main()</text:p>
      <text:p text:style-name="P552"><text:s text:c="4"/>{</text:p>
      <text:p text:style-name="P553"><text:s text:c="8"/>IInstrument[] instruments = new IInstrument[]</text:p>
      <text:p text:style-name="P554"><text:s text:c="8"/>{</text:p>
      <text:p text:style-name="P555"><text:s text:c="12"/>new Guitar(6),</text:p>
      <text:p text:style-name="P556"><text:s text:c="12"/>new Drum(24),</text:p>
      <text:p text:style-name="P557"><text:s text:c="12"/>new Trumpet(0.5)</text:p>
      <text:p text:style-name="P558"><text:s text:c="8"/>};</text:p>
      <text:p text:style-name="P559"/>
      <text:p text:style-name="P560"><text:s text:c="8"/>foreach (var instrument in instruments)</text:p>
      <text:p text:style-name="P561"><text:span text:style-name="T562"><text:s text:c="8"/></text:span><text:span text:style-name="T563">{</text:span></text:p>
      <text:p text:style-name="P564"><text:s text:c="12"/>instrument.Play();</text:p>
      <text:p text:style-name="P565"><text:s text:c="8"/>}</text:p>
      <text:p text:style-name="P566"><text:s text:c="4"/>}</text:p>
      <text:p text:style-name="P567">}</text:p>
      <text:p text:style-name="P568"><text:span text:style-name="T569">3.</text:span><text:span text:style-name="T570">txt</text:span><text:span text:style-name="T571"><text:s/>( файл з третім завданням )</text:span></text:p>
      <text:p text:style-name="P572">using System;</text:p>
      <text:p text:style-name="P573"/>
      <text:p text:style-name="P574">// Інтерфейси для одягу</text:p>
      <text:p text:style-name="P575">interface IClothing</text:p>
      <text:p text:style-name="P576">{</text:p>
      <text:p text:style-name="P577"><text:s text:c="4"/>ClothingSize Size { get; }</text:p>
      <text:p text:style-name="P578"><text:s text:c="4"/>double Price { get; }</text:p>
      <text:p text:style-name="P579"><text:s text:c="4"/>string Color { get; }</text:p>
      <text:p text:style-name="P580">}</text:p>
      <text:p text:style-name="P581"/>
      <text:p text:style-name="P582">interface IManClothing : IClothing</text:p>
      <text:p text:style-name="P583">{</text:p>
      <text:p text:style-name="P584"><text:s text:c="4"/>void DressMan();</text:p>
      <text:p text:style-name="P585">}</text:p>
      <text:p text:style-name="P586"/>
      <text:p text:style-name="P587">interface IWomanClothing : IClothing</text:p>
      <text:p text:style-name="P588">{</text:p>
      <text:p text:style-name="P589"><text:s text:c="4"/>void DressWoman();</text:p>
      <text:p text:style-name="P590">}</text:p>
      <text:p text:style-name="P591"/>
      <text:p text:style-name="P592">enum ClothingSize { XXS, XS, S, M, L }</text:p>
      <text:p text:style-name="P593"/>
      <text:p text:style-name="P594">// Базовий клас Одяг</text:p>
      <text:p text:style-name="P595">abstract class Clothing : IClothing</text:p>
      <text:p text:style-name="P596">{</text:p>
      <text:p text:style-name="P597"><text:s text:c="4"/>public ClothingSize Size { get; }</text:p>
      <text:p text:style-name="P598"><text:s text:c="4"/>public double Price { get; }</text:p>
      <text:p text:style-name="P599"><text:s text:c="4"/>public string Color { get; }</text:p>
      <text:p text:style-name="P600"/>
      <text:p text:style-name="P601"><text:s text:c="4"/>public Clothing(ClothingSize size, double price, string color)</text:p>
      <text:p text:style-name="P602"><text:s text:c="4"/>{</text:p>
      <text:p text:style-name="P603"><text:s text:c="8"/>Size = size;</text:p>
      <text:p text:style-name="P604"><text:s text:c="8"/>Price = price;</text:p>
      <text:p text:style-name="P605"><text:s text:c="8"/>Color = color;</text:p>
      <text:p text:style-name="P606"><text:s text:c="4"/>}</text:p>
      <text:p text:style-name="P607">}</text:p>
      <text:p text:style-name="P608"/>
      <text:p text:style-name="P609">class TShirt : Clothing, IManClothing, IWomanClothing</text:p>
      <text:p text:style-name="P610">{</text:p>
      <text:p text:style-name="P611"><text:s text:c="4"/>public TShirt(ClothingSize size, double price, string color) : base(size, price, color) { }</text:p>
      <text:p text:style-name="P612"/>
      <text:p text:style-name="P613"><text:s text:c="4"/>public void DressMan()</text:p>
      <text:p text:style-name="P614"><text:s text:c="4"/>{</text:p>
      <text:p text:style-name="P615"><text:s text:c="8"/>Console.WriteLine($"Dressing a man in a {Size} T-shirt of color {Color}.");</text:p>
      <text:p text:style-name="P616"><text:s text:c="4"/>}</text:p>
      <text:p text:style-name="P617"/>
      <text:p text:style-name="P618"><text:s text:c="4"/>public void DressWoman()</text:p>
      <text:p text:style-name="P619"><text:s text:c="4"/>{</text:p>
      <text:p text:style-name="P620"><text:s text:c="8"/>Console.WriteLine($"Dressing a woman in a {Size} T-shirt of color {Color}.");</text:p>
      <text:p text:style-name="P621"><text:s text:c="4"/>}</text:p>
      <text:p text:style-name="P622">}</text:p>
      <text:p text:style-name="P623"/>
      <text:p text:style-name="P624">class Pants : Clothing, IManClothing, IWomanClothing</text:p>
      <text:p text:style-name="P625">{</text:p>
      <text:p text:style-name="P626"><text:s text:c="4"/>public Pants(ClothingSize size, double price, string color) : base(size, price, color) { }</text:p>
      <text:p text:style-name="P627"/>
      <text:p text:style-name="P628"><text:s text:c="4"/>public void DressMan()</text:p>
      <text:p text:style-name="P629"><text:s text:c="4"/>{</text:p>
      <text:p text:style-name="P630"><text:s text:c="8"/>Console.WriteLine($"Dressing a man in {Size} pants of color {Color}.");</text:p>
      <text:p text:style-name="P631"><text:s text:c="4"/>}</text:p>
      <text:p text:style-name="P632"/>
      <text:p text:style-name="P633"><text:s text:c="4"/>public void DressWoman()</text:p>
      <text:p text:style-name="P634"><text:s text:c="4"/>{</text:p>
      <text:p text:style-name="P635"><text:s text:c="8"/>Console.WriteLine($"Dressing a woman in {Size} pants of color {Color}.");</text:p>
      <text:p text:style-name="P636"><text:s text:c="4"/>}</text:p>
      <text:p text:style-name="P637">}</text:p>
      <text:p text:style-name="P638"/>
      <text:p text:style-name="P639">class Skirt : Clothing, IWomanClothing</text:p>
      <text:p text:style-name="P640">{</text:p>
      <text:p text:style-name="P641"><text:s text:c="4"/>public Skirt(ClothingSize size, double price, string color) : base(size, price, color) { }</text:p>
      <text:p text:style-name="P642"/>
      <text:p text:style-name="P643"><text:s text:c="4"/>public void DressWoman()</text:p>
      <text:p text:style-name="P644"><text:s text:c="4"/>{</text:p>
      <text:p text:style-name="P645"><text:s text:c="8"/>Console.WriteLine($"Dressing a woman in a {Size} skirt of color {Color}.");</text:p>
      <text:p text:style-name="P646"><text:s text:c="4"/>}</text:p>
      <text:p text:style-name="P647">}</text:p>
      <text:p text:style-name="P648"/>
      <text:p text:style-name="P649">class Tie : Clothing, IManClothing</text:p>
      <text:p text:style-name="P650">{</text:p>
      <text:p text:style-name="P651"><text:s text:c="4"/>public Tie(ClothingSize size, double price, string color) : base(size, price, color) { }</text:p>
      <text:p text:style-name="P652"/>
      <text:p text:style-name="P653"><text:s text:c="4"/>public void DressMan()</text:p>
      <text:p text:style-name="P654"><text:s text:c="4"/>{</text:p>
      <text:p text:style-name="P655"><text:s text:c="8"/>Console.WriteLine($"Dressing a man with a {Size} tie of color {Color}.");</text:p>
      <text:p text:style-name="P656"><text:s text:c="4"/>}</text:p>
      <text:p text:style-name="P657">}</text:p>
      <text:p text:style-name="P658"/>
      <text:p text:style-name="P659">class Atelier</text:p>
      <text:p text:style-name="P660">{</text:p>
      <text:p text:style-name="P661"><text:s text:c="4"/>public void DressMan(IManClothing[] clothes)</text:p>
      <text:p text:style-name="P662"><text:s text:c="4"/>{</text:p>
      <text:p text:style-name="P663"><text:s text:c="8"/>Console.WriteLine("Dressing a man:");</text:p>
      <text:p text:style-name="P664"><text:s text:c="8"/>foreach (var item in clothes)</text:p>
      <text:p text:style-name="P665"><text:s text:c="8"/>{</text:p>
      <text:p text:style-name="P666"><text:s text:c="12"/>item.DressMan();</text:p>
      <text:p text:style-name="P667"><text:s text:c="8"/>}</text:p>
      <text:p text:style-name="P668"><text:s text:c="4"/>}</text:p>
      <text:p text:style-name="P669"/>
      <text:p text:style-name="P670"><text:s text:c="4"/>public void DressWoman(IWomanClothing[] clothes)</text:p>
      <text:p text:style-name="P671"><text:s text:c="4"/>{</text:p>
      <text:p text:style-name="P672"><text:s text:c="8"/>Console.WriteLine("Dressing a woman:");</text:p>
      <text:p text:style-name="P673"><text:s text:c="8"/>foreach (var item in clothes)</text:p>
      <text:p text:style-name="P674"><text:s text:c="8"/>{</text:p>
      <text:p text:style-name="P675"><text:s text:c="12"/>item.DressWoman();</text:p>
      <text:p text:style-name="P676"><text:s text:c="8"/>}</text:p>
      <text:p text:style-name="P677"><text:s text:c="4"/>}</text:p>
      <text:p text:style-name="P678">}</text:p>
      <text:p text:style-name="P679"/>
      <text:p text:style-name="P680">class Program</text:p>
      <text:p text:style-name="P681">{</text:p>
      <text:p text:style-name="P682"><text:s text:c="4"/>static void Main()</text:p>
      <text:p text:style-name="P683"><text:s text:c="4"/>{</text:p>
      <text:p text:style-name="P684"><text:s text:c="8"/>var tShirt1 = new TShirt(ClothingSize.M, 25.0, "Red");</text:p>
      <text:p text:style-name="P685"><text:s text:c="8"/>var tShirt2 = new TShirt(ClothingSize.S, 20.0, "Blue");</text:p>
      <text:p text:style-name="P686"><text:s text:c="8"/>var pants1 = new Pants(ClothingSize.L, 45.0, "Black");</text:p>
      <text:p text:style-name="P687"><text:s text:c="8"/>var pants2 = new Pants(ClothingSize.XS, 30.0, "Gray");</text:p>
      <text:p text:style-name="P688"><text:s text:c="8"/>var skirt1 = new Skirt(ClothingSize.S, 35.0, "Yellow");</text:p>
      <text:p text:style-name="P689"><text:s text:c="8"/>var tie1 = new Tie(ClothingSize.L, 15.0, "Striped");</text:p>
      <text:p text:style-name="P690"><text:s text:c="8"/>var tie2 = new Tie(ClothingSize.XS, 10.0, "Solid");</text:p>
      <text:p text:style-name="P691"/>
      <text:p text:style-name="P692"><text:s text:c="8"/>IManClothing[] manClothes = { tShirt1, pants1, tie1, tie2 };</text:p>
      <text:p text:style-name="P693"><text:s text:c="8"/>IWomanClothing[] womanClothes = { tShirt2, pants2, skirt1 };</text:p>
      <text:p text:style-name="P694"/>
      <text:p text:style-name="P695"><text:s text:c="8"/>Atelier atelier = new Atelier();</text:p>
      <text:p text:style-name="P696"><text:s text:c="8"/>atelier.DressMan(manClothes);</text:p>
      <text:p text:style-name="P697"><text:s text:c="8"/>atelier.DressWoman(womanClothes);</text:p>
      <text:p text:style-name="P698"><text:s text:c="4"/>}</text:p>
      <text:p text:style-name="P699">}</text:p>
      <text:p text:style-name="P700"/>
      <text:p text:style-name="P701"><text:span text:style-name="T702">5) Результати роботи програм.</text:span></text:p>
      <text:p text:style-name="P703">( результат першого завдання )</text:p>
      <text:p text:style-name="P704">Colored Figures:</text:p>
      <text:p text:style-name="P705">This is a Colored Rectangle.</text:p>
      <text:p text:style-name="P706">Area of the Colored Rectangle: 32</text:p>
      <text:p text:style-name="P707">Diagonal Length of the Colored Rectangle: 8.94427190999916</text:p>
      <text:p text:style-name="P708">Color of the Colored Rectangle: Blue</text:p>
      <text:p text:style-name="P709"/>
      <text:p text:style-name="P710">This is a Colored Rectangle.</text:p>
      <text:p text:style-name="P711">Area of the Colored Rectangle: 21</text:p>
      <text:p text:style-name="P712">Diagonal Length of the Colored Rectangle: 7.61577310586391</text:p>
      <text:p text:style-name="P713">Color of the Colored Rectangle: Red</text:p>
      <text:p text:style-name="P714"/>
      <text:p text:style-name="P715">This is a Colored Rectangle.</text:p>
      <text:p text:style-name="P716">Area of the Colored Rectangle: 36</text:p>
      <text:p text:style-name="P717">Diagonal Length of the Colored Rectangle: 8.48528137423857</text:p>
      <text:p text:style-name="P718">Color of the Colored Rectangle: Green</text:p>
      <text:p text:style-name="P719"/>
      <text:p text:style-name="P720">( результат другого завдання )</text:p>
      <text:p text:style-name="P721">Грає гітара з 6 струнами</text:p>
      <text:p text:style-name="P722">Грає барабан розміром 24</text:p>
      <text:p text:style-name="P723">Грає труба з діаметром 0.5</text:p>
      <text:p text:style-name="P724">( результат третього завдання )</text:p>
      <text:p text:style-name="P725">Dressing a man:</text:p>
      <text:p text:style-name="P726">Dressing a man in a M T-shirt of color Red.</text:p>
      <text:p text:style-name="P727">Dressing a man in L pants of color Black.</text:p>
      <text:p text:style-name="P728">Dressing a man with a L tie of color Striped.</text:p>
      <text:p text:style-name="P729">Dressing a man with a XS tie of color Solid.</text:p>
      <text:p text:style-name="P730">Dressing a woman:</text:p>
      <text:p text:style-name="P731">Dressing a woman in a S T-shirt of color Blue.</text:p>
      <text:p text:style-name="P732">Dressing a woman in XS pants of color Gray.</text:p>
      <text:p text:style-name="P733">Dressing a woman in a S skirt of color Yellow.</text:p>
      <text:p text:style-name="P734"/>
      <text:p text:style-name="P735"><text:span text:style-name="T736">6) Посилання на програмний код розроблених програм у GitHub, GitLab або TFS.</text:span></text:p>
      <text:p text:style-name="Standard"><text:span text:style-name="T737">https://git</text:span><text:span text:style-name="T738">hub.com/MaksymDarmanskyi/OOP_Less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widows="2" fo:orphans="2" style:vertical-align="auto" fo:margin-top="0.3333in" fo:line-height="115%"/>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ru" fo:country="RU" style:language-asian="en" style:country-asian="US" style:language-complex="ar" style:country-complex="SA" fo:hyphenate="tru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0pt" style:font-size-asian="10pt" style:font-size-complex="10pt" fo:language="ru" fo:country="RU" style:language-asian="en" style:country-asian="US" style:language-complex="ar" style:country-complex="SA"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Symbol"/>
    </style:style>
    <style:style style:name="ListLabel2" style:display-name="ListLabel 2" style:family="text">
      <style:text-properties style:font-name="Symbol"/>
    </style:style>
    <style:style style:name="ListLabel3" style:display-name="ListLabel 3" style:family="text">
      <style:text-properties style:font-name="Symbol"/>
    </style:style>
    <style:style style:name="Default" style:display-name="Default" style:family="paragraph">
      <style:paragraph-properties fo:widows="2" fo:orphans="2" style:text-autospace="none" style:vertical-align="auto"/>
      <style:text-properties style:font-name="Times New Roman" style:font-name-asian="Calibri" style:font-name-complex="Times New Roman" style:letter-kerning="false" style:language-asian="uk" style:country-asian="UA" style:language-complex="ar" style:country-complex="SA" fo:hyphenate="true"/>
    </style:style>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ru" fo:country="RU" style:language-asian="en" style:country-asian="US" style:language-complex="ar" style:country-complex="SA"/>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color="#4F81BD" style:letter-kerning="false" fo:font-size="10pt" style:font-size-asian="10pt" style:font-size-complex="10pt" fo:language="ru" fo:country="RU" style:language-asian="en" style:country-asian="US" style:language-complex="ar" style:country-complex="SA"/>
    </style:style>
    <style:style style:name="Абзацсписка" style:display-name="Абзац списка" style:family="paragraph" style:parent-style-name="Обычный">
      <style:paragraph-properties fo:widows="2" fo:orphans="2" style:vertical-align="auto" fo:margin-bottom="0.1388in" fo:line-height="115%" fo:margin-left="0.5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Заголовок2Знак" style:display-name="Заголовок 2 Знак" style:family="text" style:parent-style-name="Основнойшрифтабзаца">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Гиперссылка" style:display-name="Гиперссылка" style:family="text">
      <style:text-properties fo:color="#0000FF" style:text-underline-type="single" style:text-underline-style="solid" style:text-underline-width="auto" style:text-underline-mode="continuous" style:text-underline-color="font-color"/>
    </style:style>
    <style:style style:name="Просмотреннаягиперссылка" style:display-name="Просмотренная гиперссылка" style:family="text">
      <style:text-properties fo:color="#800080" style:text-underline-type="single" style:text-underline-style="solid" style:text-underline-width="auto" style:text-underline-mode="continuous" style:text-underline-color="font-color"/>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Обычныйвеб" style:display-name="Обычный (веб)"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uk" style:country-asian="UA"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fo:line-height="115%"/>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line-height="115%" fo:margin-left="0.152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line-height="115%" fo:margin-left="0.3055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4" style:display-name="Оглавление 4" style:family="paragraph" style:parent-style-name="Обычный" style:auto-update="true">
      <style:paragraph-properties style:vertical-align="auto" fo:margin-left="0.5402in" fo:text-indent="-0.3763in">
        <style:tab-stops/>
      </style:paragraph-properties>
      <style:text-properties style:font-name="Times New Roman" style:font-name-asian="Times New Roman" style:font-name-complex="Times New Roman" style:use-window-font-color="true" style:letter-kerning="false" fo:language="en" fo:country="US" style:language-asian="en" style:country-asian="US" style:language-complex="ar" style:country-complex="SA" fo:hyphenate="true"/>
    </style:style>
    <style:style style:name="Оглавление5" style:display-name="Оглавление 5" style:family="paragraph" style:parent-style-name="Обычный" style:auto-update="true">
      <style:paragraph-properties style:vertical-align="auto" fo:margin-left="0.8673in" fo:text-indent="-0.2916in">
        <style:tab-stops/>
      </style:paragraph-properties>
      <style:text-properties style:font-name="Times New Roman" style:font-name-asian="Times New Roman" style:font-name-complex="Times New Roman" fo:font-weight="bold" style:font-weight-asian="bold" style:font-weight-complex="bold" fo:font-style="italic" style:font-style-asian="italic" style:use-window-font-color="true" style:letter-kerning="false" fo:font-size="11pt" style:font-size-asian="11pt" style:font-size-complex="11pt" fo:language="en" fo:country="US" style:language-asian="en" style:country-asian="US" style:language-complex="ar" style:country-complex="SA" fo:hyphenate="true"/>
    </style:style>
    <style:style style:name="Оглавление6" style:display-name="Оглавление 6" style:family="paragraph" style:parent-style-name="Обычный" style:auto-update="true">
      <style:paragraph-properties style:vertical-align="auto" fo:margin-left="1.159in" fo:text-indent="-0.4166in">
        <style:tab-stops/>
      </style:paragraph-properties>
      <style:text-properties style:font-name="Times New Roman" style:font-name-asian="Times New Roman" style:font-name-complex="Times New Roman" fo:font-weight="bold" style:font-weight-asian="bold" style:font-weight-complex="bold" style:use-window-font-color="true" style:letter-kerning="false" fo:language="en" fo:country="US" style:language-asian="en" style:country-asian="US" style:language-complex="ar" style:country-complex="SA" fo:hyphenate="true"/>
    </style:style>
    <style:style style:name="Текстпримечания" style:display-name="Текст примечания" style:family="paragraph" style:parent-style-name="Обычный">
      <style:paragraph-properties fo:widows="2" fo:orphans="2" style:vertical-align="auto"/>
      <style:text-properties style:font-name="Times New Roman" style:font-name-asian="Times New Roman" style:font-name-complex="Times New Roman" style:use-window-font-color="true" style:letter-kerning="false" fo:font-size="10pt" style:font-size-asian="10pt" style:font-size-complex="10pt" fo:language="ru" fo:country="RU" style:language-asian="uk" style:country-asian="UA" style:language-complex="ar" style:country-complex="SA" fo:hyphenate="true"/>
    </style:style>
    <style:style style:name="ТекстпримечанияЗнак" style:display-name="Текст примечания Знак" style:family="text" style:parent-style-name="Основнойшрифтабзаца">
      <style:text-properties style:font-name="Times New Roman" style:font-name-asian="Times New Roman" style:font-name-complex="Times New Roman" style:use-window-font-color="true" style:letter-kerning="false" fo:font-size="10pt" style:font-size-asian="10pt" style:font-size-complex="10pt" fo:language="ru" fo:country="RU" style:language-asian="uk" style:country-asian="UA" style:language-complex="ar" style:country-complex="SA"/>
    </style:style>
    <style:style style:name="Верхнийколонтитул" style:display-name="Верхний колонтитул" style:family="paragraph" style:parent-style-name="Обычный">
      <style:paragraph-properties fo:widows="2" fo:orphans="2" style:vertical-align="auto">
        <style:tab-stops>
          <style:tab-stop style:type="center" style:position="3.3465in"/>
          <style:tab-stop style:type="right" style:position="6.693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ВерхнийколонтитулЗнак" style:display-name="Верхний колонтитул Знак" style:family="text" style:parent-style-name="Основнойшрифтабзаца">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style:style>
    <style:style style:name="Нижнийколонтитул" style:display-name="Нижний колонтитул" style:family="paragraph" style:parent-style-name="Обычный">
      <style:paragraph-properties fo:widows="2" fo:orphans="2" style:vertical-align="auto">
        <style:tab-stops>
          <style:tab-stop style:type="center" style:position="3.3465in"/>
          <style:tab-stop style:type="right" style:position="6.693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НижнийколонтитулЗнак" style:display-name="Нижний колонтитул Знак" style:family="text" style:parent-style-name="Основнойшрифтабзаца">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style:style>
    <style:style style:name="Название" style:display-name="Название" style:family="paragraph" style:parent-style-name="Обычный" style:next-style-name="Обычный">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Times New Roman" style:font-name-complex="Times New Roman" fo:color="#17365D" fo:letter-spacing="0.0034in" fo:font-size="26pt" style:font-size-asian="26pt" style:font-size-complex="26pt" fo:language="ru" fo:country="RU" style:language-asian="en" style:country-asian="US" style:language-complex="ar" style:country-complex="SA" fo:hyphenate="true"/>
    </style:style>
    <style:style style:name="НазваниеЗнак" style:display-name="Название Знак" style:family="text" style:parent-style-name="Основнойшрифтабзаца">
      <style:text-properties style:font-name="Cambria" style:font-name-asian="Times New Roman" style:font-name-complex="Times New Roman" fo:color="#17365D" fo:letter-spacing="0.0034in" style:letter-kerning="true" fo:font-size="26pt" style:font-size-asian="26pt" style:font-size-complex="26pt" fo:language="ru" fo:country="RU" style:language-asian="en" style:country-asian="US" style:language-complex="ar" style:country-complex="SA"/>
    </style:style>
    <style:style style:name="Основнойтекст" style:display-name="Основной текст" style:family="paragraph" style:parent-style-name="Обычный">
      <style:paragraph-properties style:vertical-align="auto" fo:margin-left="0.077in">
        <style:tab-stops/>
      </style:paragraph-properties>
      <style:text-properties style:font-name="Times New Roman" style:font-name-asian="Times New Roman" style:font-name-complex="Times New Roman" style:use-window-font-color="true" style:letter-kerning="false" fo:font-size="14pt" style:font-size-asian="14pt" style:font-size-complex="14pt" fo:language="en" fo:country="US" style:language-asian="en" style:country-asian="US" style:language-complex="ar" style:country-complex="SA" fo:hyphenate="true"/>
    </style:style>
    <style:style style:name="ОсновнойтекстЗнак" style:display-name="Основной текст Знак" style:family="text" style:parent-style-name="Основнойшрифтабзаца">
      <style:text-properties style:font-name="Times New Roman" style:font-name-asian="Times New Roman" style:font-name-complex="Times New Roman" style:use-window-font-color="true" style:letter-kerning="false" fo:font-size="14pt" style:font-size-asian="14pt" style:font-size-complex="14pt" fo:language="en" fo:country="US" style:language-asian="en" style:country-asian="US" style:language-complex="ar" style:country-complex="SA"/>
    </style:style>
    <style:style style:name="Текствыноски" style:display-name="Текст выноски" style:family="paragraph" style:parent-style-name="Обычный">
      <style:paragraph-properties fo:widows="2" fo:orphans="2" style:vertical-align="auto"/>
      <style:text-properties style:font-name="Tahoma" style:font-name-asian="Calibri" style:font-name-complex="Times New Roman" style:use-window-font-color="true" style:letter-kerning="false" fo:font-size="8pt" style:font-size-asian="8pt" style:font-size-complex="8pt" fo:language="ru" fo:country="RU" style:language-asian="en" style:country-asian="US" style:language-complex="ar" style:country-complex="SA" fo:hyphenate="true"/>
    </style:style>
    <style:style style:name="ТекствыноскиЗнак" style:display-name="Текст выноски Знак" style:family="text" style:parent-style-name="Основнойшрифтабзаца">
      <style:text-properties style:font-name="Tahoma" style:font-name-asian="Calibri" style:font-name-complex="Times New Roman" style:use-window-font-color="true" style:letter-kerning="false" fo:font-size="8pt" style:font-size-asian="8pt" style:font-size-complex="8pt" fo:language="ru" fo:country="RU" style:language-asian="en" style:country-asian="US" style:language-complex="ar" style:country-complex="SA"/>
    </style:style>
    <style:style style:name="msonormal0" style:display-name="msonormal"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uk" style:country-asian="UA" style:language-complex="ar" style:country-complex="SA" fo:hyphenate="true"/>
    </style:style>
    <style:style style:name="TableParagraph" style:display-name="Table Paragraph" style:family="paragraph" style:parent-style-name="Обычный">
      <style:paragraph-properties style:vertical-align="auto"/>
      <style:text-properties style:font-name="Calibri" style:font-name-asian="Calibri" style:font-name-complex="Times New Roman" style:use-window-font-color="true" style:letter-kerning="false" fo:font-size="11pt" style:font-size-asian="11pt" style:font-size-complex="11pt" fo:language="en" fo:country="US" style:language-asian="en" style:country-asian="US" style:language-complex="ar" style:country-complex="SA" fo:hyphenate="true"/>
    </style:style>
    <style:style style:name="Normal1" style:display-name="Normal1" style:family="paragraph" style:parent-style-name="Обычный">
      <style:paragraph-properties fo:widows="2" fo:orphans="2" style:vertical-align="auto" fo:margin-bottom="0.1388in" fo:line-height="115%"/>
      <style:text-properties style:font-name="Calibri" style:font-name-asian="Times New Roman" style:font-name-complex="Times New Roman" style:use-window-font-color="true" style:letter-kerning="false" fo:font-size="11pt" style:font-size-asian="11pt" style:font-size-complex="11pt" fo:language="ru" fo:country="RU" style:language-asian="ru" style:country-asian="RU" style:language-complex="ar" style:country-complex="SA" fo:hyphenate="true"/>
    </style:style>
    <style:style style:name="Text" style:display-name="Text" style:family="paragraph" style:parent-style-name="Обычный">
      <style:paragraph-properties fo:widows="2" fo:orphans="2" fo:text-align="justify" style:vertical-align="auto" fo:line-height="115%" fo:text-indent="0.2951in"/>
      <style:text-properties style:font-name="Cambria" style:font-name-asian="Calibri" style:font-name-complex="Calibri" style:use-window-font-color="true" style:letter-kerning="false" fo:font-size="10pt" style:font-size-asian="10pt" style:font-size-complex="11pt" style:language-asian="en" style:country-asian="US" style:language-complex="ar" style:country-complex="SA" fo:hyphenate="true"/>
    </style:style>
    <style:style style:name="Text_0" style:display-name="Text_0" style:family="paragraph" style:parent-style-name="Text">
      <style:paragraph-properties fo:text-indent="0in"/>
      <style:text-properties fo:hyphenate="true"/>
    </style:style>
    <style:style style:name="Знакпримечания" style:display-name="Знак примечания" style:family="text">
      <style:text-properties fo:font-size="8pt" style:font-size-asian="8pt" style:font-size-complex="8pt"/>
    </style:style>
    <style:style style:name="Замещающийтекст" style:display-name="Замещающий текст" style:family="text">
      <style:text-properties fo:color="#808080"/>
    </style:style>
    <style:style style:name="WW_CharLFO1LVL1" style:family="text">
      <style:text-properties style:font-name="Symbol"/>
    </style:style>
    <text:list-style style:name="WWNum1" style:display-name="WW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style>
    <text:list-style style:name="WWNum1a" style:display-name="WWNum1a">
      <text:list-level-style-bullet text:level="1" text:style-name="WW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Symbol"/>
    </style:style>
    <text:list-style style:name="WWNum1aa" style:display-name="WWNum1aa">
      <text:list-level-style-bullet text:level="1" text:style-name="WW_CharLFO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9166in" fo:margin-bottom="0.7875in" fo:margin-right="0.851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Ron</meta:initial-creator>
    <dc:creator>DaRRon</dc:creator>
    <meta:creation-date>2023-11-05T08:56:00Z</meta:creation-date>
    <dc:date>2023-11-05T15:31:00Z</dc:date>
    <meta:template xlink:href="Normal.dotm" xlink:type="simple"/>
    <meta:editing-cycles>8</meta:editing-cycles>
    <meta:editing-duration>PT11640S</meta:editing-duration>
    <meta:document-statistic meta:page-count="1" meta:paragraph-count="31" meta:word-count="2358" meta:character-count="15769" meta:row-count="112" meta:non-whitespace-character-count="13442"/>
  </office:meta>
</office:document-meta>
</file>